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 style:may-break-between-rows="true" table:border-model="collapsing"/>
    </style:style>
    <style:style style:name="Table1.A" style:family="table-column">
      <style:table-column-properties style:column-width="3.3521in" style:rel-column-width="32821*"/>
    </style:style>
    <style:style style:name="Table1.B" style:family="table-column">
      <style:table-column-properties style:column-width="3.341in" style:rel-column-width="3271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986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36in" style:rel-column-width="1042*"/>
    </style:style>
    <style:style style:name="Table2.B" style:family="table-column">
      <style:table-column-properties style:column-width="1.3049in" style:rel-column-width="1879*"/>
    </style:style>
    <style:style style:name="Table2.C" style:family="table-column">
      <style:table-column-properties style:column-width="2.4451in" style:rel-column-width="3521*"/>
    </style:style>
    <style:style style:name="Table2.D" style:family="table-column">
      <style:table-column-properties style:column-width="2.2194in" style:rel-column-width="319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236in" style:rel-column-width="1042*"/>
    </style:style>
    <style:style style:name="Table3.B" style:family="table-column">
      <style:table-column-properties style:column-width="1.3049in" style:rel-column-width="1879*"/>
    </style:style>
    <style:style style:name="Table3.C" style:family="table-column">
      <style:table-column-properties style:column-width="2.4451in" style:rel-column-width="3521*"/>
    </style:style>
    <style:style style:name="Table3.D" style:family="table-column">
      <style:table-column-properties style:column-width="2.2194in" style:rel-column-width="319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027ec1" officeooo:paragraph-rsid="00027ec1"/>
    </style:style>
    <style:style style:name="P2" style:family="paragraph" style:parent-style-name="Title">
      <style:text-properties officeooo:rsid="00027ec1" officeooo:paragraph-rsid="00027ec1"/>
    </style:style>
    <style:style style:name="P3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6f66" officeooo:paragraph-rsid="00066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550ab4f" officeooo:paragraph-rsid="0550a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officeooo:rsid="0557e061" officeooo:paragraph-rsid="0557e061"/>
    </style:style>
    <style:style style:name="P9" style:family="paragraph" style:parent-style-name="Table_20_Contents">
      <style:paragraph-properties fo:text-align="center" style:justify-single-word="false"/>
      <style:text-properties officeooo:rsid="0557e061" officeooo:paragraph-rsid="0593abfb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557e061" officeooo:paragraph-rsid="0557e06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557e061" officeooo:paragraph-rsid="0593abf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5725b6c"/>
    </style:style>
    <style:style style:name="P14" style:family="paragraph" style:parent-style-name="Table_20_Contents">
      <style:paragraph-properties fo:text-align="center" style:justify-single-word="false"/>
      <style:text-properties officeooo:paragraph-rsid="05764e2f"/>
    </style:style>
    <style:style style:name="P15" style:family="paragraph" style:parent-style-name="Table_20_Contents">
      <style:paragraph-properties fo:text-align="center" style:justify-single-word="false"/>
      <style:text-properties officeooo:paragraph-rsid="05776cde"/>
    </style:style>
    <style:style style:name="P16" style:family="paragraph" style:parent-style-name="Table_20_Contents">
      <style:paragraph-properties fo:text-align="center" style:justify-single-word="false"/>
      <style:text-properties officeooo:paragraph-rsid="057b63de"/>
    </style:style>
    <style:style style:name="P17" style:family="paragraph" style:parent-style-name="Table_20_Contents">
      <style:paragraph-properties fo:text-align="center" style:justify-single-word="false"/>
      <style:text-properties officeooo:paragraph-rsid="057f5ff2"/>
    </style:style>
    <style:style style:name="P18" style:family="paragraph" style:parent-style-name="Table_20_Contents">
      <style:paragraph-properties fo:text-align="center" style:justify-single-word="false"/>
      <style:text-properties officeooo:paragraph-rsid="0582c605"/>
    </style:style>
    <style:style style:name="P19" style:family="paragraph" style:parent-style-name="Table_20_Contents">
      <style:paragraph-properties fo:text-align="center" style:justify-single-word="false"/>
      <style:text-properties officeooo:paragraph-rsid="0584fdcd"/>
    </style:style>
    <style:style style:name="P20" style:family="paragraph" style:parent-style-name="Table_20_Contents">
      <style:paragraph-properties fo:text-align="center" style:justify-single-word="false"/>
      <style:text-properties officeooo:paragraph-rsid="0588da8c"/>
    </style:style>
    <style:style style:name="P21" style:family="paragraph" style:parent-style-name="Table_20_Contents">
      <style:paragraph-properties fo:text-align="center" style:justify-single-word="false"/>
      <style:text-properties officeooo:rsid="0559df0f" officeooo:paragraph-rsid="0559df0f"/>
    </style:style>
    <style:style style:name="P22" style:family="paragraph" style:parent-style-name="Table_20_Contents">
      <style:paragraph-properties fo:text-align="center" style:justify-single-word="false"/>
      <style:text-properties officeooo:rsid="0559df0f" officeooo:paragraph-rsid="05653f2b"/>
    </style:style>
    <style:style style:name="P23" style:family="paragraph" style:parent-style-name="Table_20_Contents">
      <style:paragraph-properties fo:text-align="center" style:justify-single-word="false"/>
      <style:text-properties officeooo:rsid="0559df0f" officeooo:paragraph-rsid="0567f3cf"/>
    </style:style>
    <style:style style:name="P24" style:family="paragraph" style:parent-style-name="Table_20_Contents">
      <style:paragraph-properties fo:text-align="center" style:justify-single-word="false"/>
      <style:text-properties officeooo:rsid="0559df0f" officeooo:paragraph-rsid="056beb18"/>
    </style:style>
    <style:style style:name="P25" style:family="paragraph" style:parent-style-name="Table_20_Contents">
      <style:paragraph-properties fo:text-align="center" style:justify-single-word="false"/>
      <style:text-properties officeooo:rsid="0559df0f" officeooo:paragraph-rsid="056fcb5a"/>
    </style:style>
    <style:style style:name="P26" style:family="paragraph" style:parent-style-name="Table_20_Contents">
      <style:paragraph-properties fo:text-align="center" style:justify-single-word="false"/>
      <style:text-properties officeooo:rsid="055a9bcf" officeooo:paragraph-rsid="055a9bcf"/>
    </style:style>
    <style:style style:name="P27" style:family="paragraph" style:parent-style-name="Table_20_Contents">
      <style:paragraph-properties fo:text-align="center" style:justify-single-word="false"/>
      <style:text-properties officeooo:rsid="055b39ee" officeooo:paragraph-rsid="055b39ee"/>
    </style:style>
    <style:style style:name="P28" style:family="paragraph" style:parent-style-name="Table_20_Contents">
      <style:paragraph-properties fo:text-align="center" style:justify-single-word="false"/>
      <style:text-properties officeooo:rsid="055bac34" officeooo:paragraph-rsid="055bac34"/>
    </style:style>
    <style:style style:name="P29" style:family="paragraph" style:parent-style-name="Table_20_Contents">
      <style:paragraph-properties fo:text-align="center" style:justify-single-word="false"/>
      <style:text-properties officeooo:rsid="055bac34" officeooo:paragraph-rsid="05653f2b"/>
    </style:style>
    <style:style style:name="P30" style:family="paragraph" style:parent-style-name="Table_20_Contents">
      <style:paragraph-properties fo:text-align="center" style:justify-single-word="false"/>
      <style:text-properties officeooo:rsid="055bac34" officeooo:paragraph-rsid="056beb18"/>
    </style:style>
    <style:style style:name="P31" style:family="paragraph" style:parent-style-name="Table_20_Contents">
      <style:paragraph-properties fo:text-align="center" style:justify-single-word="false"/>
      <style:text-properties officeooo:rsid="055bac34" officeooo:paragraph-rsid="0572ae82"/>
    </style:style>
    <style:style style:name="P32" style:family="paragraph" style:parent-style-name="Table_20_Contents">
      <style:paragraph-properties fo:text-align="center" style:justify-single-word="false"/>
      <style:text-properties officeooo:rsid="055bac34" officeooo:paragraph-rsid="0578fca7"/>
    </style:style>
    <style:style style:name="P33" style:family="paragraph" style:parent-style-name="Table_20_Contents">
      <style:paragraph-properties fo:text-align="center" style:justify-single-word="false"/>
      <style:text-properties officeooo:rsid="055bac34" officeooo:paragraph-rsid="057b63de"/>
    </style:style>
    <style:style style:name="P34" style:family="paragraph" style:parent-style-name="Table_20_Contents">
      <style:paragraph-properties fo:text-align="center" style:justify-single-word="false"/>
      <style:text-properties officeooo:rsid="055bac34" officeooo:paragraph-rsid="057f9e98"/>
    </style:style>
    <style:style style:name="P35" style:family="paragraph" style:parent-style-name="Table_20_Contents">
      <style:paragraph-properties fo:text-align="center" style:justify-single-word="false"/>
      <style:text-properties officeooo:rsid="055bac34" officeooo:paragraph-rsid="0582c605"/>
    </style:style>
    <style:style style:name="P36" style:family="paragraph" style:parent-style-name="Table_20_Contents">
      <style:paragraph-properties fo:text-align="center" style:justify-single-word="false"/>
      <style:text-properties officeooo:rsid="055bac34" officeooo:paragraph-rsid="0584fdcd"/>
    </style:style>
    <style:style style:name="P37" style:family="paragraph" style:parent-style-name="Table_20_Contents">
      <style:paragraph-properties fo:text-align="center" style:justify-single-word="false"/>
      <style:text-properties officeooo:rsid="055bac34" officeooo:paragraph-rsid="05858e45"/>
    </style:style>
    <style:style style:name="P38" style:family="paragraph" style:parent-style-name="Table_20_Contents">
      <style:paragraph-properties fo:text-align="center" style:justify-single-word="false"/>
      <style:text-properties officeooo:rsid="055bac34" officeooo:paragraph-rsid="058981dc"/>
    </style:style>
    <style:style style:name="P39" style:family="paragraph" style:parent-style-name="Table_20_Contents">
      <style:paragraph-properties fo:text-align="center" style:justify-single-word="false"/>
      <style:text-properties officeooo:rsid="055bac34" officeooo:paragraph-rsid="058a9c2b"/>
    </style:style>
    <style:style style:name="P40" style:family="paragraph" style:parent-style-name="Table_20_Contents">
      <style:paragraph-properties fo:text-align="center" style:justify-single-word="false"/>
      <style:text-properties officeooo:rsid="055bac34" officeooo:paragraph-rsid="0593abfb"/>
    </style:style>
    <style:style style:name="P41" style:family="paragraph" style:parent-style-name="Table_20_Contents">
      <style:paragraph-properties fo:text-align="center" style:justify-single-word="false"/>
      <style:text-properties officeooo:rsid="055bac34" officeooo:paragraph-rsid="0598edcb"/>
    </style:style>
    <style:style style:name="P42" style:family="paragraph" style:parent-style-name="Table_20_Contents">
      <style:paragraph-properties fo:text-align="center" style:justify-single-word="false"/>
      <style:text-properties officeooo:rsid="055bac34" officeooo:paragraph-rsid="0598ef08"/>
    </style:style>
    <style:style style:name="P43" style:family="paragraph" style:parent-style-name="Table_20_Contents">
      <style:paragraph-properties fo:text-align="center" style:justify-single-word="false"/>
      <style:text-properties officeooo:rsid="055bac34" officeooo:paragraph-rsid="0599df5c"/>
    </style:style>
    <style:style style:name="P44" style:family="paragraph" style:parent-style-name="Table_20_Contents">
      <style:paragraph-properties fo:text-align="center" style:justify-single-word="false"/>
      <style:text-properties officeooo:rsid="055bac34" officeooo:paragraph-rsid="059b80c3"/>
    </style:style>
    <style:style style:name="P45" style:family="paragraph" style:parent-style-name="Table_20_Contents">
      <style:paragraph-properties fo:text-align="center" style:justify-single-word="false"/>
      <style:text-properties officeooo:rsid="055bac34" officeooo:paragraph-rsid="059cc480"/>
    </style:style>
    <style:style style:name="P46" style:family="paragraph" style:parent-style-name="Table_20_Contents">
      <style:paragraph-properties fo:text-align="center" style:justify-single-word="false"/>
      <style:text-properties officeooo:rsid="055bac34" officeooo:paragraph-rsid="059e58f4"/>
    </style:style>
    <style:style style:name="P47" style:family="paragraph" style:parent-style-name="Table_20_Contents">
      <style:paragraph-properties fo:text-align="center" style:justify-single-word="false"/>
      <style:text-properties officeooo:rsid="055bac34" officeooo:paragraph-rsid="05a424d0"/>
    </style:style>
    <style:style style:name="P48" style:family="paragraph" style:parent-style-name="Table_20_Contents">
      <style:paragraph-properties fo:text-align="center" style:justify-single-word="false"/>
      <style:text-properties officeooo:rsid="055bac34" officeooo:paragraph-rsid="05a4aa24"/>
    </style:style>
    <style:style style:name="P49" style:family="paragraph" style:parent-style-name="Table_20_Contents">
      <style:paragraph-properties fo:text-align="center" style:justify-single-word="false"/>
      <style:text-properties officeooo:rsid="055bac34" officeooo:paragraph-rsid="05a820fb"/>
    </style:style>
    <style:style style:name="P50" style:family="paragraph" style:parent-style-name="Table_20_Contents">
      <style:paragraph-properties fo:text-align="center" style:justify-single-word="false"/>
      <style:text-properties officeooo:rsid="055bac34" officeooo:paragraph-rsid="05aa1e5d"/>
    </style:style>
    <style:style style:name="P51" style:family="paragraph" style:parent-style-name="Table_20_Contents">
      <style:paragraph-properties fo:text-align="center" style:justify-single-word="false"/>
      <style:text-properties officeooo:rsid="055bac34" officeooo:paragraph-rsid="05aa6d35"/>
    </style:style>
    <style:style style:name="P52" style:family="paragraph" style:parent-style-name="Table_20_Contents">
      <style:paragraph-properties fo:text-align="center" style:justify-single-word="false"/>
      <style:text-properties officeooo:rsid="055bac34" officeooo:paragraph-rsid="05aaed7a"/>
    </style:style>
    <style:style style:name="P53" style:family="paragraph" style:parent-style-name="Table_20_Contents">
      <style:paragraph-properties fo:text-align="center" style:justify-single-word="false"/>
      <style:text-properties officeooo:rsid="055bac34" officeooo:paragraph-rsid="05acd1d3"/>
    </style:style>
    <style:style style:name="P54" style:family="paragraph" style:parent-style-name="Table_20_Contents">
      <style:paragraph-properties fo:text-align="center" style:justify-single-word="false"/>
      <style:text-properties officeooo:rsid="055bac34" officeooo:paragraph-rsid="05ad39d3"/>
    </style:style>
    <style:style style:name="P55" style:family="paragraph" style:parent-style-name="Table_20_Contents">
      <style:paragraph-properties fo:text-align="center" style:justify-single-word="false"/>
      <style:text-properties officeooo:rsid="055e55ff" officeooo:paragraph-rsid="055e55ff"/>
    </style:style>
    <style:style style:name="P56" style:family="paragraph" style:parent-style-name="Table_20_Contents">
      <style:paragraph-properties fo:text-align="center" style:justify-single-word="false"/>
      <style:text-properties officeooo:rsid="05614085" officeooo:paragraph-rsid="05614085"/>
    </style:style>
    <style:style style:name="P57" style:family="paragraph" style:parent-style-name="Table_20_Contents">
      <style:paragraph-properties fo:text-align="center" style:justify-single-word="false"/>
      <style:text-properties officeooo:rsid="0561a492" officeooo:paragraph-rsid="0561a492"/>
    </style:style>
    <style:style style:name="P58" style:family="paragraph" style:parent-style-name="Table_20_Contents">
      <style:paragraph-properties fo:text-align="center" style:justify-single-word="false"/>
      <style:text-properties officeooo:rsid="05632cb4" officeooo:paragraph-rsid="05632cb4"/>
    </style:style>
    <style:style style:name="P59" style:family="paragraph" style:parent-style-name="Table_20_Contents">
      <style:paragraph-properties fo:text-align="center" style:justify-single-word="false"/>
      <style:text-properties officeooo:rsid="05638f07" officeooo:paragraph-rsid="05638f07"/>
    </style:style>
    <style:style style:name="P60" style:family="paragraph" style:parent-style-name="Table_20_Contents">
      <style:paragraph-properties fo:text-align="center" style:justify-single-word="false"/>
      <style:text-properties officeooo:rsid="05661112" officeooo:paragraph-rsid="05661112"/>
    </style:style>
    <style:style style:name="P61" style:family="paragraph" style:parent-style-name="Table_20_Contents">
      <style:paragraph-properties fo:text-align="center" style:justify-single-word="false"/>
      <style:text-properties officeooo:rsid="056b0e1d" officeooo:paragraph-rsid="056b0e1d"/>
    </style:style>
    <style:style style:name="P62" style:family="paragraph" style:parent-style-name="Table_20_Contents">
      <style:paragraph-properties fo:text-align="center" style:justify-single-word="false"/>
      <style:text-properties officeooo:rsid="056b0e1d" officeooo:paragraph-rsid="0593abfb"/>
    </style:style>
    <style:style style:name="P63" style:family="paragraph" style:parent-style-name="Table_20_Contents">
      <style:paragraph-properties fo:text-align="center" style:justify-single-word="false"/>
      <style:text-properties style:text-position="0% 100%" officeooo:rsid="056c327b" officeooo:paragraph-rsid="056c327b"/>
    </style:style>
    <style:style style:name="P64" style:family="paragraph" style:parent-style-name="Table_20_Contents">
      <style:paragraph-properties fo:text-align="center" style:justify-single-word="false"/>
      <style:text-properties style:text-position="0% 100%" officeooo:rsid="056c327b" officeooo:paragraph-rsid="05725b6c"/>
    </style:style>
    <style:style style:name="P65" style:family="paragraph" style:parent-style-name="Table_20_Contents">
      <style:paragraph-properties fo:text-align="center" style:justify-single-word="false"/>
      <style:text-properties style:text-position="0% 100%" officeooo:rsid="056c327b" officeooo:paragraph-rsid="05764e2f"/>
    </style:style>
    <style:style style:name="P66" style:family="paragraph" style:parent-style-name="Table_20_Contents">
      <style:paragraph-properties fo:text-align="center" style:justify-single-word="false"/>
      <style:text-properties style:text-position="0% 100%" officeooo:rsid="056c327b" officeooo:paragraph-rsid="057b63de"/>
    </style:style>
    <style:style style:name="P67" style:family="paragraph" style:parent-style-name="Table_20_Contents">
      <style:paragraph-properties fo:text-align="center" style:justify-single-word="false"/>
      <style:text-properties style:text-position="0% 100%" officeooo:rsid="056c327b" officeooo:paragraph-rsid="057f5ff2"/>
    </style:style>
    <style:style style:name="P68" style:family="paragraph" style:parent-style-name="Table_20_Contents">
      <style:paragraph-properties fo:text-align="center" style:justify-single-word="false"/>
      <style:text-properties style:text-position="0% 100%" officeooo:rsid="056c327b" officeooo:paragraph-rsid="0582c605"/>
    </style:style>
    <style:style style:name="P69" style:family="paragraph" style:parent-style-name="Table_20_Contents">
      <style:paragraph-properties fo:text-align="center" style:justify-single-word="false"/>
      <style:text-properties style:text-position="0% 100%" officeooo:rsid="056c327b" officeooo:paragraph-rsid="0584fdcd"/>
    </style:style>
    <style:style style:name="P70" style:family="paragraph" style:parent-style-name="Table_20_Contents">
      <style:paragraph-properties fo:text-align="center" style:justify-single-word="false"/>
      <style:text-properties style:text-position="0% 100%" officeooo:rsid="056c327b" officeooo:paragraph-rsid="0588da8c"/>
    </style:style>
    <style:style style:name="P71" style:family="paragraph" style:parent-style-name="Table_20_Contents">
      <style:paragraph-properties fo:text-align="center" style:justify-single-word="false"/>
      <style:text-properties style:text-position="0% 100%" officeooo:rsid="056f3c1f" officeooo:paragraph-rsid="056f3c1f"/>
    </style:style>
    <style:style style:name="P72" style:family="paragraph" style:parent-style-name="Table_20_Contents">
      <style:paragraph-properties fo:text-align="center" style:justify-single-word="false"/>
      <style:text-properties style:text-position="0% 100%" officeooo:rsid="056f3c1f" officeooo:paragraph-rsid="05725b6c"/>
    </style:style>
    <style:style style:name="P73" style:family="paragraph" style:parent-style-name="Table_20_Contents">
      <style:paragraph-properties fo:text-align="center" style:justify-single-word="false"/>
      <style:text-properties style:text-position="0% 100%" officeooo:rsid="056f3c1f" officeooo:paragraph-rsid="05764e2f"/>
    </style:style>
    <style:style style:name="P74" style:family="paragraph" style:parent-style-name="Table_20_Contents">
      <style:paragraph-properties fo:text-align="center" style:justify-single-word="false"/>
      <style:text-properties style:text-position="0% 100%" officeooo:rsid="056f3c1f" officeooo:paragraph-rsid="057b63de"/>
    </style:style>
    <style:style style:name="P75" style:family="paragraph" style:parent-style-name="Table_20_Contents">
      <style:paragraph-properties fo:text-align="center" style:justify-single-word="false"/>
      <style:text-properties style:text-position="0% 100%" officeooo:rsid="056f3c1f" officeooo:paragraph-rsid="057f5ff2"/>
    </style:style>
    <style:style style:name="P76" style:family="paragraph" style:parent-style-name="Table_20_Contents">
      <style:paragraph-properties fo:text-align="center" style:justify-single-word="false"/>
      <style:text-properties style:text-position="0% 100%" officeooo:rsid="056f3c1f" officeooo:paragraph-rsid="0582c605"/>
    </style:style>
    <style:style style:name="P77" style:family="paragraph" style:parent-style-name="Table_20_Contents">
      <style:paragraph-properties fo:text-align="center" style:justify-single-word="false"/>
      <style:text-properties style:text-position="0% 100%" officeooo:rsid="056f3c1f" officeooo:paragraph-rsid="0584fdcd"/>
    </style:style>
    <style:style style:name="P78" style:family="paragraph" style:parent-style-name="Table_20_Contents">
      <style:paragraph-properties fo:text-align="center" style:justify-single-word="false"/>
      <style:text-properties style:text-position="0% 100%" officeooo:rsid="056f3c1f" officeooo:paragraph-rsid="0588da8c"/>
    </style:style>
    <style:style style:name="P79" style:family="paragraph" style:parent-style-name="Table_20_Contents">
      <style:paragraph-properties fo:text-align="center" style:justify-single-word="false"/>
      <style:text-properties style:text-position="0% 100%" officeooo:rsid="05968c62" officeooo:paragraph-rsid="05968c62"/>
    </style:style>
    <style:style style:name="P80" style:family="paragraph" style:parent-style-name="Table_20_Contents">
      <style:paragraph-properties fo:text-align="center" style:justify-single-word="false"/>
      <style:text-properties style:text-position="0% 100%" officeooo:rsid="05968c62" officeooo:paragraph-rsid="0598c3b0"/>
    </style:style>
    <style:style style:name="P81" style:family="paragraph" style:parent-style-name="Table_20_Contents">
      <style:paragraph-properties fo:text-align="center" style:justify-single-word="false"/>
      <style:text-properties style:text-position="0% 100%" officeooo:rsid="05968c62" officeooo:paragraph-rsid="059970c9"/>
    </style:style>
    <style:style style:name="P82" style:family="paragraph" style:parent-style-name="Table_20_Contents">
      <style:paragraph-properties fo:text-align="center" style:justify-single-word="false"/>
      <style:text-properties style:text-position="0% 100%" officeooo:rsid="05968c62" officeooo:paragraph-rsid="059cc480"/>
    </style:style>
    <style:style style:name="P83" style:family="paragraph" style:parent-style-name="Table_20_Contents">
      <style:paragraph-properties fo:text-align="center" style:justify-single-word="false"/>
      <style:text-properties style:text-position="0% 100%" officeooo:rsid="05968c62" officeooo:paragraph-rsid="05a2b30b"/>
    </style:style>
    <style:style style:name="P84" style:family="paragraph" style:parent-style-name="Table_20_Contents">
      <style:paragraph-properties fo:text-align="center" style:justify-single-word="false"/>
      <style:text-properties style:text-position="0% 100%" officeooo:rsid="05968c62" officeooo:paragraph-rsid="05a820fb"/>
    </style:style>
    <style:style style:name="P85" style:family="paragraph" style:parent-style-name="Table_20_Contents">
      <style:paragraph-properties fo:text-align="center" style:justify-single-word="false"/>
      <style:text-properties style:text-position="0% 100%" officeooo:rsid="05968c62" officeooo:paragraph-rsid="05aa6d35"/>
    </style:style>
    <style:style style:name="P86" style:family="paragraph" style:parent-style-name="Table_20_Contents">
      <style:paragraph-properties fo:text-align="center" style:justify-single-word="false"/>
      <style:text-properties style:text-position="0% 100%" officeooo:rsid="05968c62" officeooo:paragraph-rsid="05abcd8a"/>
    </style:style>
    <style:style style:name="P87" style:family="paragraph" style:parent-style-name="Table_20_Contents">
      <style:paragraph-properties fo:text-align="center" style:justify-single-word="false"/>
      <style:text-properties style:text-position="0% 100%" fo:font-weight="normal" officeooo:rsid="056f3c1f" officeooo:paragraph-rsid="0593abfb" style:font-weight-asian="normal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text-position="0% 100%" fo:font-weight="normal" officeooo:rsid="056f3c1f" officeooo:paragraph-rsid="059970c9" style:font-weight-asian="normal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text-position="0% 100%" fo:font-weight="normal" officeooo:rsid="056f3c1f" officeooo:paragraph-rsid="059cc480" style:font-weight-asian="normal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text-position="0% 100%" fo:font-weight="normal" officeooo:rsid="056f3c1f" officeooo:paragraph-rsid="05a2b30b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text-position="0% 100%" fo:font-weight="normal" officeooo:rsid="056f3c1f" officeooo:paragraph-rsid="05a820fb" style:font-weight-asian="normal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text-position="0% 100%" fo:font-weight="normal" officeooo:rsid="056f3c1f" officeooo:paragraph-rsid="05aa6d35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text-position="0% 100%" fo:font-weight="normal" officeooo:rsid="056f3c1f" officeooo:paragraph-rsid="05abcd8a" style:font-weight-asian="normal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text-position="0% 100%" officeooo:rsid="0598c3b0" officeooo:paragraph-rsid="0598c3b0"/>
    </style:style>
    <style:style style:name="P95" style:family="paragraph" style:parent-style-name="Table_20_Contents">
      <style:paragraph-properties fo:text-align="center" style:justify-single-word="false"/>
      <style:text-properties style:text-position="0% 100%" officeooo:rsid="0598c3b0" officeooo:paragraph-rsid="05aa6d35"/>
    </style:style>
    <style:style style:name="P96" style:family="paragraph" style:parent-style-name="Table_20_Contents">
      <style:paragraph-properties fo:text-align="center" style:justify-single-word="false"/>
      <style:text-properties style:text-position="0% 100%" officeooo:rsid="0598c3b0" officeooo:paragraph-rsid="05abcd8a"/>
    </style:style>
    <style:style style:name="P97" style:family="paragraph" style:parent-style-name="Table_20_Contents">
      <style:paragraph-properties fo:text-align="center" style:justify-single-word="false"/>
      <style:text-properties style:text-position="0% 100%" officeooo:rsid="059970c9" officeooo:paragraph-rsid="059970c9"/>
    </style:style>
    <style:style style:name="P98" style:family="paragraph" style:parent-style-name="Table_20_Contents">
      <style:paragraph-properties fo:text-align="center" style:justify-single-word="false"/>
      <style:text-properties style:text-position="0% 100%" officeooo:rsid="059cc480" officeooo:paragraph-rsid="059cc480"/>
    </style:style>
    <style:style style:name="P99" style:family="paragraph" style:parent-style-name="Table_20_Contents">
      <style:paragraph-properties fo:text-align="center" style:justify-single-word="false"/>
      <style:text-properties style:text-position="0% 100%" officeooo:rsid="059cc480" officeooo:paragraph-rsid="05a2b30b"/>
    </style:style>
    <style:style style:name="P100" style:family="paragraph" style:parent-style-name="Table_20_Contents">
      <style:paragraph-properties fo:text-align="center" style:justify-single-word="false"/>
      <style:text-properties style:text-position="0% 100%" officeooo:rsid="059cc480" officeooo:paragraph-rsid="05a820fb"/>
    </style:style>
    <style:style style:name="P101" style:family="paragraph" style:parent-style-name="Table_20_Contents">
      <style:paragraph-properties fo:text-align="center" style:justify-single-word="false"/>
      <style:text-properties officeooo:rsid="056fa0a3" officeooo:paragraph-rsid="056fa0a3"/>
    </style:style>
    <style:style style:name="P102" style:family="paragraph" style:parent-style-name="Table_20_Contents">
      <style:paragraph-properties fo:text-align="center" style:justify-single-word="false"/>
      <style:text-properties officeooo:rsid="056fa0a3" officeooo:paragraph-rsid="057468ef"/>
    </style:style>
    <style:style style:name="P103" style:family="paragraph" style:parent-style-name="Table_20_Contents">
      <style:paragraph-properties fo:text-align="center" style:justify-single-word="false"/>
      <style:text-properties officeooo:rsid="056fa0a3" officeooo:paragraph-rsid="057c9ef5"/>
    </style:style>
    <style:style style:name="P104" style:family="paragraph" style:parent-style-name="Table_20_Contents">
      <style:paragraph-properties fo:text-align="center" style:justify-single-word="false"/>
      <style:text-properties officeooo:rsid="056fa0a3" officeooo:paragraph-rsid="0581709c"/>
    </style:style>
    <style:style style:name="P105" style:family="paragraph" style:parent-style-name="Table_20_Contents">
      <style:paragraph-properties fo:text-align="center" style:justify-single-word="false"/>
      <style:text-properties officeooo:rsid="056fa0a3" officeooo:paragraph-rsid="05839911"/>
    </style:style>
    <style:style style:name="P106" style:family="paragraph" style:parent-style-name="Table_20_Contents">
      <style:paragraph-properties fo:text-align="center" style:justify-single-word="false"/>
      <style:text-properties officeooo:rsid="05730bf0" officeooo:paragraph-rsid="05730bf0"/>
    </style:style>
    <style:style style:name="P107" style:family="paragraph" style:parent-style-name="Table_20_Contents">
      <style:paragraph-properties fo:text-align="center" style:justify-single-word="false"/>
      <style:text-properties officeooo:rsid="05730bf0" officeooo:paragraph-rsid="05751e39"/>
    </style:style>
    <style:style style:name="P108" style:family="paragraph" style:parent-style-name="Table_20_Contents">
      <style:paragraph-properties fo:text-align="center" style:justify-single-word="false"/>
      <style:text-properties officeooo:rsid="05730bf0" officeooo:paragraph-rsid="0593abfb"/>
    </style:style>
    <style:style style:name="P109" style:family="paragraph" style:parent-style-name="Table_20_Contents">
      <style:paragraph-properties fo:text-align="center" style:justify-single-word="false"/>
      <style:text-properties officeooo:rsid="05764e2f" officeooo:paragraph-rsid="05764e2f"/>
    </style:style>
    <style:style style:name="P110" style:family="paragraph" style:parent-style-name="Table_20_Contents">
      <style:paragraph-properties fo:text-align="center" style:justify-single-word="false"/>
      <style:text-properties officeooo:rsid="05764e2f" officeooo:paragraph-rsid="0593abfb"/>
    </style:style>
    <style:style style:name="P111" style:family="paragraph" style:parent-style-name="Table_20_Contents">
      <style:paragraph-properties fo:text-align="center" style:justify-single-word="false"/>
      <style:text-properties fo:font-weight="normal" officeooo:rsid="05730bf0" officeooo:paragraph-rsid="05776cde" style:font-weight-asian="normal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weight="normal" officeooo:rsid="05730bf0" officeooo:paragraph-rsid="057a17da" style:font-weight-asian="normal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fo:font-weight="normal" officeooo:rsid="05730bf0" officeooo:paragraph-rsid="057b63de" style:font-weight-asian="normal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fo:font-weight="normal" officeooo:rsid="05730bf0" officeooo:paragraph-rsid="057da534" style:font-weight-asian="normal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font-weight="normal" officeooo:rsid="05730bf0" officeooo:paragraph-rsid="057f9e98" style:font-weight-asian="normal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font-weight="normal" officeooo:rsid="05730bf0" officeooo:paragraph-rsid="05824d61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font-weight="normal" officeooo:rsid="05730bf0" officeooo:paragraph-rsid="0582c605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font-weight="normal" officeooo:rsid="05730bf0" officeooo:paragraph-rsid="0583bec0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weight="normal" officeooo:rsid="05730bf0" officeooo:paragraph-rsid="0584fdcd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font-weight="normal" officeooo:rsid="05730bf0" officeooo:paragraph-rsid="05877696" style:font-weight-asian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font-weight="normal" officeooo:rsid="05730bf0" officeooo:paragraph-rsid="058981dc" style:font-weight-asian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font-weight="normal" officeooo:rsid="05730bf0" officeooo:paragraph-rsid="058be2bf" style:font-weight-asian="normal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fo:font-weight="normal" officeooo:rsid="0597553f" officeooo:paragraph-rsid="0597553f" style:font-weight-asian="normal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font-weight="normal" officeooo:rsid="0597553f" officeooo:paragraph-rsid="0598a79a" style:font-weight-asian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font-weight="normal" officeooo:rsid="05a820fb" officeooo:paragraph-rsid="05a820fb" style:font-weight-asian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weight="normal" officeooo:rsid="05a820fb" officeooo:paragraph-rsid="05aa540a" style:font-weight-asian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font-weight="normal" officeooo:rsid="05a820fb" officeooo:paragraph-rsid="05aa6d35" style:font-weight-asian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font-weight="normal" officeooo:rsid="05a820fb" officeooo:paragraph-rsid="05acd1d3" style:font-weight-asian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font-weight="normal" officeooo:rsid="05a820fb" officeooo:paragraph-rsid="05ad39d3" style:font-weight-asian="normal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officeooo:rsid="057b63de" officeooo:paragraph-rsid="057b63de"/>
    </style:style>
    <style:style style:name="P131" style:family="paragraph" style:parent-style-name="Table_20_Contents">
      <style:paragraph-properties fo:text-align="center" style:justify-single-word="false"/>
      <style:text-properties officeooo:rsid="057b63de" officeooo:paragraph-rsid="0593abfb"/>
    </style:style>
    <style:style style:name="P132" style:family="paragraph" style:parent-style-name="Table_20_Contents">
      <style:paragraph-properties fo:text-align="center" style:justify-single-word="false"/>
      <style:text-properties officeooo:rsid="057f5ff2" officeooo:paragraph-rsid="057f5ff2"/>
    </style:style>
    <style:style style:name="P133" style:family="paragraph" style:parent-style-name="Table_20_Contents">
      <style:paragraph-properties fo:text-align="center" style:justify-single-word="false"/>
      <style:text-properties officeooo:rsid="057f5ff2" officeooo:paragraph-rsid="0593abfb"/>
    </style:style>
    <style:style style:name="P134" style:family="paragraph" style:parent-style-name="Table_20_Contents">
      <style:paragraph-properties fo:text-align="center" style:justify-single-word="false"/>
      <style:text-properties officeooo:rsid="0582c605" officeooo:paragraph-rsid="0582c605"/>
    </style:style>
    <style:style style:name="P135" style:family="paragraph" style:parent-style-name="Table_20_Contents">
      <style:paragraph-properties fo:text-align="center" style:justify-single-word="false"/>
      <style:text-properties officeooo:rsid="0582c605" officeooo:paragraph-rsid="0593abfb"/>
    </style:style>
    <style:style style:name="P136" style:family="paragraph" style:parent-style-name="Table_20_Contents">
      <style:paragraph-properties fo:text-align="center" style:justify-single-word="false"/>
      <style:text-properties officeooo:rsid="0597553f" officeooo:paragraph-rsid="0597553f"/>
    </style:style>
    <style:style style:name="P137" style:family="paragraph" style:parent-style-name="Table_20_Contents">
      <style:paragraph-properties fo:text-align="center" style:justify-single-word="false"/>
      <style:text-properties officeooo:rsid="0597553f" officeooo:paragraph-rsid="0598edcb"/>
    </style:style>
    <style:style style:name="P138" style:family="paragraph" style:parent-style-name="Table_20_Contents">
      <style:paragraph-properties fo:text-align="center" style:justify-single-word="false"/>
      <style:text-properties officeooo:rsid="0597553f" officeooo:paragraph-rsid="0599328f"/>
    </style:style>
    <style:style style:name="P139" style:family="paragraph" style:parent-style-name="Table_20_Contents">
      <style:paragraph-properties fo:text-align="center" style:justify-single-word="false"/>
      <style:text-properties officeooo:rsid="0597553f" officeooo:paragraph-rsid="0599df5c"/>
    </style:style>
    <style:style style:name="P140" style:family="paragraph" style:parent-style-name="Table_20_Contents">
      <style:paragraph-properties fo:text-align="center" style:justify-single-word="false"/>
      <style:text-properties officeooo:rsid="0597553f" officeooo:paragraph-rsid="059cc480"/>
    </style:style>
    <style:style style:name="P141" style:family="paragraph" style:parent-style-name="Table_20_Contents">
      <style:paragraph-properties fo:text-align="center" style:justify-single-word="false"/>
      <style:text-properties officeooo:rsid="0597553f" officeooo:paragraph-rsid="05a0ef19"/>
    </style:style>
    <style:style style:name="P142" style:family="paragraph" style:parent-style-name="Table_20_Contents">
      <style:paragraph-properties fo:text-align="center" style:justify-single-word="false"/>
      <style:text-properties officeooo:rsid="0597553f" officeooo:paragraph-rsid="05a424d0"/>
    </style:style>
    <style:style style:name="P143" style:family="paragraph" style:parent-style-name="Table_20_Contents">
      <style:paragraph-properties fo:text-align="center" style:justify-single-word="false"/>
      <style:text-properties officeooo:rsid="0597553f" officeooo:paragraph-rsid="05a654db"/>
    </style:style>
    <style:style style:name="P144" style:family="paragraph" style:parent-style-name="Table_20_Contents">
      <style:paragraph-properties fo:text-align="center" style:justify-single-word="false"/>
      <style:text-properties officeooo:rsid="0598edcb" officeooo:paragraph-rsid="0598edcb"/>
    </style:style>
    <style:style style:name="P145" style:family="paragraph" style:parent-style-name="Text_20_body">
      <style:text-properties style:text-position="0% 100%" style:text-underline-style="none" officeooo:rsid="047f3e4e" officeooo:paragraph-rsid="03fa0780"/>
    </style:style>
    <style:style style:name="P146" style:family="paragraph" style:parent-style-name="Text_20_body">
      <style:text-properties style:text-position="0% 100%" style:text-underline-style="none" fo:font-weight="bold" officeooo:rsid="05515f5a" officeooo:paragraph-rsid="05515f5a" style:font-weight-asian="bold" style:font-weight-complex="bold"/>
    </style:style>
    <style:style style:name="P147" style:family="paragraph" style:parent-style-name="Text_20_body">
      <style:text-properties style:text-position="0% 100%" style:text-underline-style="none" fo:font-weight="bold" officeooo:rsid="0593abfb" officeooo:paragraph-rsid="0593abfb" style:font-weight-asian="bold" style:font-weight-complex="bold"/>
    </style:style>
    <style:style style:name="P148" style:family="paragraph" style:parent-style-name="Text_20_body">
      <style:text-properties style:text-position="0% 100%" style:text-underline-style="none" fo:font-weight="normal" officeooo:rsid="0551e541" officeooo:paragraph-rsid="0551e541" style:font-weight-asian="normal" style:font-weight-complex="normal"/>
    </style:style>
    <style:style style:name="P149" style:family="paragraph" style:parent-style-name="Text_20_body">
      <style:text-properties style:text-position="0% 100%" style:text-underline-style="none" fo:font-weight="normal" officeooo:rsid="0551e541" officeooo:paragraph-rsid="05b561a2" style:font-weight-asian="normal" style:font-weight-complex="normal"/>
    </style:style>
    <style:style style:name="P150" style:family="paragraph" style:parent-style-name="Text_20_body">
      <style:text-properties style:text-position="0% 100%" style:text-underline-style="none" fo:font-weight="normal" officeooo:rsid="0553e39a" officeooo:paragraph-rsid="0553e39a" style:font-weight-asian="normal" style:font-weight-complex="normal"/>
    </style:style>
    <style:style style:name="P151" style:family="paragraph" style:parent-style-name="Text_20_body">
      <style:text-properties style:text-position="0% 100%" style:text-underline-style="none" fo:font-weight="normal" officeooo:rsid="0553e39a" officeooo:paragraph-rsid="05b561a2" style:font-weight-asian="normal" style:font-weight-complex="normal"/>
    </style:style>
    <style:style style:name="P152" style:family="paragraph" style:parent-style-name="Text_20_body">
      <style:text-properties style:text-position="0% 100%" style:text-underline-style="none" fo:font-weight="normal" officeooo:rsid="05551636" officeooo:paragraph-rsid="05551636" style:font-weight-asian="normal" style:font-weight-complex="normal"/>
    </style:style>
    <style:style style:name="P153" style:family="paragraph" style:parent-style-name="Text_20_body">
      <style:text-properties style:text-position="0% 100%" style:text-underline-style="none" fo:font-weight="normal" officeooo:rsid="05551636" officeooo:paragraph-rsid="05b561a2" style:font-weight-asian="normal" style:font-weight-complex="normal"/>
    </style:style>
    <style:style style:name="P154" style:family="paragraph" style:parent-style-name="Text_20_body">
      <style:text-properties style:text-position="0% 100%" style:text-underline-style="none" fo:font-weight="normal" officeooo:rsid="0556aac7" officeooo:paragraph-rsid="0556aac7" style:font-weight-asian="normal" style:font-weight-complex="normal"/>
    </style:style>
    <style:style style:name="P155" style:family="paragraph" style:parent-style-name="Text_20_body">
      <style:text-properties style:text-position="0% 100%" style:text-underline-style="none" fo:font-weight="normal" officeooo:rsid="0556aac7" officeooo:paragraph-rsid="0593abfb" style:font-weight-asian="normal" style:font-weight-complex="normal"/>
    </style:style>
    <style:style style:name="P156" style:family="paragraph" style:parent-style-name="Text_20_body">
      <style:text-properties style:text-position="0% 100%" style:text-underline-style="none" fo:font-weight="normal" officeooo:rsid="0556aac7" officeooo:paragraph-rsid="05b561a2" style:font-weight-asian="normal" style:font-weight-complex="normal"/>
    </style:style>
    <style:style style:name="P157" style:family="paragraph" style:parent-style-name="Text_20_body">
      <style:text-properties style:text-position="0% 100%" style:text-underline-style="none" fo:font-weight="normal" officeooo:rsid="058bf293" officeooo:paragraph-rsid="058bf293" style:font-weight-asian="normal" style:font-weight-complex="normal"/>
    </style:style>
    <style:style style:name="P158" style:family="paragraph" style:parent-style-name="Text_20_body">
      <style:text-properties style:text-position="0% 100%" style:text-underline-style="none" fo:font-weight="normal" officeooo:rsid="058bf293" officeooo:paragraph-rsid="0593abfb" style:font-weight-asian="normal" style:font-weight-complex="normal"/>
    </style:style>
    <style:style style:name="P159" style:family="paragraph" style:parent-style-name="Text_20_body">
      <style:text-properties style:text-position="0% 100%" style:text-underline-style="none" fo:font-weight="normal" officeooo:rsid="0591d38f" officeooo:paragraph-rsid="0591d38f" style:font-weight-asian="normal" style:font-weight-complex="normal"/>
    </style:style>
    <style:style style:name="P160" style:family="paragraph" style:parent-style-name="Text_20_body">
      <style:text-properties style:text-position="0% 100%" style:text-underline-style="none" fo:font-weight="normal" officeooo:rsid="0591d38f" officeooo:paragraph-rsid="0593abfb" style:font-weight-asian="normal" style:font-weight-complex="normal"/>
    </style:style>
    <style:style style:name="T1" style:family="text">
      <style:text-properties officeooo:rsid="00027ec1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fo:font-weight="normal" officeooo:rsid="05a2b30b" style:font-weight-asian="normal" style:font-weight-complex="normal"/>
    </style:style>
    <style:style style:name="T5" style:family="text">
      <style:text-properties style:text-position="sub 58%" fo:font-weight="normal" officeooo:rsid="05a820fb" style:font-weight-asian="normal" style:font-weight-complex="normal"/>
    </style:style>
    <style:style style:name="T6" style:family="text">
      <style:text-properties style:text-position="sub 58%" fo:font-weight="normal" officeooo:rsid="05aa6d35" style:font-weight-asian="normal" style:font-weight-complex="normal"/>
    </style:style>
    <style:style style:name="T7" style:family="text">
      <style:text-properties style:text-position="sub 58%" fo:font-weight="normal" officeooo:rsid="05abcd8a" style:font-weight-asian="normal" style:font-weight-complex="normal"/>
    </style:style>
    <style:style style:name="T8" style:family="text">
      <style:text-properties style:text-position="sub 58%" officeooo:rsid="0552274f"/>
    </style:style>
    <style:style style:name="T9" style:family="text">
      <style:text-properties style:text-position="sub 58%" officeooo:rsid="056b0e1d"/>
    </style:style>
    <style:style style:name="T10" style:family="text">
      <style:text-properties style:text-position="sub 58%" officeooo:rsid="05725b6c"/>
    </style:style>
    <style:style style:name="T11" style:family="text">
      <style:text-properties style:text-position="sub 58%" officeooo:rsid="05764e2f"/>
    </style:style>
    <style:style style:name="T12" style:family="text">
      <style:text-properties style:text-position="sub 58%" officeooo:rsid="057b63de"/>
    </style:style>
    <style:style style:name="T13" style:family="text">
      <style:text-properties style:text-position="sub 58%" officeooo:rsid="057f5ff2"/>
    </style:style>
    <style:style style:name="T14" style:family="text">
      <style:text-properties style:text-position="sub 58%" officeooo:rsid="0582c605"/>
    </style:style>
    <style:style style:name="T15" style:family="text">
      <style:text-properties style:text-position="sub 58%" officeooo:rsid="0584fdcd"/>
    </style:style>
    <style:style style:name="T16" style:family="text">
      <style:text-properties style:text-position="sub 58%" officeooo:rsid="0588da8c"/>
    </style:style>
    <style:style style:name="T17" style:family="text">
      <style:text-properties style:text-position="sub 58%" officeooo:rsid="058c2f72"/>
    </style:style>
    <style:style style:name="T18" style:family="text">
      <style:text-properties style:text-position="sub 58%" officeooo:rsid="0598c3b0"/>
    </style:style>
    <style:style style:name="T19" style:family="text">
      <style:text-properties style:text-position="sub 58%" officeooo:rsid="059970c9"/>
    </style:style>
    <style:style style:name="T20" style:family="text">
      <style:text-properties style:text-position="sub 58%" officeooo:rsid="059cc480"/>
    </style:style>
    <style:style style:name="T21" style:family="text">
      <style:text-properties style:text-position="sub 58%" officeooo:rsid="05a2b30b"/>
    </style:style>
    <style:style style:name="T22" style:family="text">
      <style:text-properties style:text-position="sub 58%" officeooo:rsid="05a820fb"/>
    </style:style>
    <style:style style:name="T23" style:family="text">
      <style:text-properties style:text-position="sub 58%" officeooo:rsid="05aa6d35"/>
    </style:style>
    <style:style style:name="T24" style:family="text">
      <style:text-properties style:text-position="sub 58%" officeooo:rsid="05abcd8a"/>
    </style:style>
    <style:style style:name="T25" style:family="text">
      <style:text-properties style:text-position="sub 58%" officeooo:rsid="05aeb015"/>
    </style:style>
    <style:style style:name="T26" style:family="text">
      <style:text-properties style:text-position="sub 58%" officeooo:rsid="05b0a83d"/>
    </style:style>
    <style:style style:name="T27" style:family="text">
      <style:text-properties style:text-position="sub 58%" officeooo:rsid="05b561a2"/>
    </style:style>
    <style:style style:name="T28" style:family="text">
      <style:text-properties style:text-position="sub 58%" officeooo:rsid="05b616cb"/>
    </style:style>
    <style:style style:name="T29" style:family="text">
      <style:text-properties style:text-position="0% 100%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5551636"/>
    </style:style>
    <style:style style:name="T32" style:family="text">
      <style:text-properties style:text-position="super 58%" officeooo:rsid="058c2f72"/>
    </style:style>
    <style:style style:name="T33" style:family="text">
      <style:text-properties style:text-position="super 58%" officeooo:rsid="05b23b39"/>
    </style:style>
    <style:style style:name="T34" style:family="text">
      <style:text-properties style:text-position="super 58%" officeooo:rsid="05b561a2"/>
    </style:style>
    <style:style style:name="T35" style:family="text">
      <style:text-properties style:text-position="super 58%" officeooo:rsid="05b616cb"/>
    </style:style>
    <style:style style:name="T36" style:family="text">
      <style:text-properties style:text-position="super 58%" officeooo:rsid="05b7bebe"/>
    </style:style>
    <style:style style:name="T37" style:family="text">
      <style:text-properties officeooo:rsid="03f6c894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5653f2b" style:font-weight-asian="bold" style:font-weight-complex="bold"/>
    </style:style>
    <style:style style:name="T40" style:family="text">
      <style:text-properties fo:font-weight="bold" officeooo:rsid="056beb18" style:font-weight-asian="bold" style:font-weight-complex="bold"/>
    </style:style>
    <style:style style:name="T41" style:family="text">
      <style:text-properties fo:font-weight="bold" officeooo:rsid="05751e39" style:font-weight-asian="bold" style:font-weight-complex="bold"/>
    </style:style>
    <style:style style:name="T42" style:family="text">
      <style:text-properties fo:font-weight="bold" officeooo:rsid="05776cde" style:font-weight-asian="bold" style:font-weight-complex="bold"/>
    </style:style>
    <style:style style:name="T43" style:family="text">
      <style:text-properties fo:font-weight="bold" officeooo:rsid="057b63de" style:font-weight-asian="bold" style:font-weight-complex="bold"/>
    </style:style>
    <style:style style:name="T44" style:family="text">
      <style:text-properties fo:font-weight="bold" officeooo:rsid="057f9e98" style:font-weight-asian="bold" style:font-weight-complex="bold"/>
    </style:style>
    <style:style style:name="T45" style:family="text">
      <style:text-properties fo:font-weight="bold" officeooo:rsid="0583bec0" style:font-weight-asian="bold" style:font-weight-complex="bold"/>
    </style:style>
    <style:style style:name="T46" style:family="text">
      <style:text-properties fo:font-weight="bold" officeooo:rsid="05877696" style:font-weight-asian="bold" style:font-weight-complex="bold"/>
    </style:style>
    <style:style style:name="T47" style:family="text">
      <style:text-properties fo:font-weight="bold" officeooo:rsid="058981dc" style:font-weight-asian="bold" style:font-weight-complex="bold"/>
    </style:style>
    <style:style style:name="T48" style:family="text">
      <style:text-properties fo:font-weight="bold" officeooo:rsid="0598a79a" style:font-weight-asian="bold" style:font-weight-complex="bold"/>
    </style:style>
    <style:style style:name="T49" style:family="text">
      <style:text-properties fo:font-weight="bold" officeooo:rsid="0598edcb" style:font-weight-asian="bold" style:font-weight-complex="bold"/>
    </style:style>
    <style:style style:name="T50" style:family="text">
      <style:text-properties fo:font-weight="bold" officeooo:rsid="0599df5c" style:font-weight-asian="bold" style:font-weight-complex="bold"/>
    </style:style>
    <style:style style:name="T51" style:family="text">
      <style:text-properties fo:font-weight="bold" officeooo:rsid="059cc480" style:font-weight-asian="bold" style:font-weight-complex="bold"/>
    </style:style>
    <style:style style:name="T52" style:family="text">
      <style:text-properties fo:font-weight="bold" officeooo:rsid="05a424d0" style:font-weight-asian="bold" style:font-weight-complex="bold"/>
    </style:style>
    <style:style style:name="T53" style:family="text">
      <style:text-properties fo:font-weight="bold" officeooo:rsid="05aa540a" style:font-weight-asian="bold" style:font-weight-complex="bold"/>
    </style:style>
    <style:style style:name="T54" style:family="text">
      <style:text-properties fo:font-weight="bold" officeooo:rsid="05abcd8a" style:font-weight-asian="bold" style:font-weight-complex="bold"/>
    </style:style>
    <style:style style:name="T55" style:family="text">
      <style:text-properties fo:font-weight="bold" officeooo:rsid="05ad39d3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4a0dc9c" style:font-weight-asian="normal" style:font-weight-complex="normal"/>
    </style:style>
    <style:style style:name="T58" style:family="text">
      <style:text-properties fo:font-weight="normal" officeooo:rsid="05653f2b" style:font-weight-asian="normal" style:font-weight-complex="normal"/>
    </style:style>
    <style:style style:name="T59" style:family="text">
      <style:text-properties fo:font-weight="normal" officeooo:rsid="056beb18" style:font-weight-asian="normal" style:font-weight-complex="normal"/>
    </style:style>
    <style:style style:name="T60" style:family="text">
      <style:text-properties fo:font-weight="normal" officeooo:rsid="0598a79a" style:font-weight-asian="normal" style:font-weight-complex="normal"/>
    </style:style>
    <style:style style:name="T61" style:family="text">
      <style:text-properties fo:font-weight="normal" officeooo:rsid="0598edcb" style:font-weight-asian="normal" style:font-weight-complex="normal"/>
    </style:style>
    <style:style style:name="T62" style:family="text">
      <style:text-properties fo:font-weight="normal" officeooo:rsid="05725b6c" style:font-weight-asian="normal" style:font-weight-complex="normal"/>
    </style:style>
    <style:style style:name="T63" style:family="text">
      <style:text-properties fo:font-weight="normal" officeooo:rsid="0599df5c" style:font-weight-asian="normal" style:font-weight-complex="normal"/>
    </style:style>
    <style:style style:name="T64" style:family="text">
      <style:text-properties fo:font-weight="normal" officeooo:rsid="059cc480" style:font-weight-asian="normal" style:font-weight-complex="normal"/>
    </style:style>
    <style:style style:name="T65" style:family="text">
      <style:text-properties fo:font-weight="normal" officeooo:rsid="05a424d0" style:font-weight-asian="normal" style:font-weight-complex="normal"/>
    </style:style>
    <style:style style:name="T66" style:family="text">
      <style:text-properties fo:font-weight="normal" officeooo:rsid="0582c605" style:font-weight-asian="normal" style:font-weight-complex="normal"/>
    </style:style>
    <style:style style:name="T67" style:family="text">
      <style:text-properties officeooo:rsid="055097b4"/>
    </style:style>
    <style:style style:name="T68" style:family="text">
      <style:text-properties officeooo:rsid="05551636"/>
    </style:style>
    <style:style style:name="T69" style:family="text">
      <style:text-properties officeooo:rsid="0556aac7"/>
    </style:style>
    <style:style style:name="T70" style:family="text">
      <style:text-properties officeooo:rsid="0559df0f"/>
    </style:style>
    <style:style style:name="T71" style:family="text">
      <style:text-properties officeooo:rsid="05653f2b"/>
    </style:style>
    <style:style style:name="T72" style:family="text">
      <style:text-properties officeooo:rsid="056b0e1d"/>
    </style:style>
    <style:style style:name="T73" style:family="text">
      <style:text-properties officeooo:rsid="056beb18"/>
    </style:style>
    <style:style style:name="T74" style:family="text">
      <style:text-properties officeooo:rsid="056c9ebf"/>
    </style:style>
    <style:style style:name="T75" style:family="text">
      <style:text-properties officeooo:rsid="056db951"/>
    </style:style>
    <style:style style:name="T76" style:family="text">
      <style:text-properties officeooo:rsid="05730bf0"/>
    </style:style>
    <style:style style:name="T77" style:family="text">
      <style:text-properties officeooo:rsid="05751e39"/>
    </style:style>
    <style:style style:name="T78" style:family="text">
      <style:text-properties officeooo:rsid="05776cde"/>
    </style:style>
    <style:style style:name="T79" style:family="text">
      <style:text-properties officeooo:rsid="057b63de"/>
    </style:style>
    <style:style style:name="T80" style:family="text">
      <style:text-properties officeooo:rsid="057f9e98"/>
    </style:style>
    <style:style style:name="T81" style:family="text">
      <style:text-properties officeooo:rsid="0582c605"/>
    </style:style>
    <style:style style:name="T82" style:family="text">
      <style:text-properties officeooo:rsid="0584fdcd"/>
    </style:style>
    <style:style style:name="T83" style:family="text">
      <style:text-properties officeooo:rsid="058981dc"/>
    </style:style>
    <style:style style:name="T84" style:family="text">
      <style:text-properties officeooo:rsid="058c2f72"/>
    </style:style>
    <style:style style:name="T85" style:family="text">
      <style:text-properties officeooo:rsid="058f39e4"/>
    </style:style>
    <style:style style:name="T86" style:family="text">
      <style:text-properties officeooo:rsid="05908716"/>
    </style:style>
    <style:style style:name="T87" style:family="text">
      <style:text-properties officeooo:rsid="05981bc4"/>
    </style:style>
    <style:style style:name="T88" style:family="text">
      <style:text-properties officeooo:rsid="059899b5"/>
    </style:style>
    <style:style style:name="T89" style:family="text">
      <style:text-properties officeooo:rsid="0598a79a"/>
    </style:style>
    <style:style style:name="T90" style:family="text">
      <style:text-properties officeooo:rsid="0598c3b0"/>
    </style:style>
    <style:style style:name="T91" style:family="text">
      <style:text-properties officeooo:rsid="0598edcb"/>
    </style:style>
    <style:style style:name="T92" style:family="text">
      <style:text-properties officeooo:rsid="0599df5c"/>
    </style:style>
    <style:style style:name="T93" style:family="text">
      <style:text-properties officeooo:rsid="059b80c3"/>
    </style:style>
    <style:style style:name="T94" style:family="text">
      <style:text-properties officeooo:rsid="059cc480"/>
    </style:style>
    <style:style style:name="T95" style:family="text">
      <style:text-properties officeooo:rsid="05a424d0"/>
    </style:style>
    <style:style style:name="T96" style:family="text">
      <style:text-properties officeooo:rsid="05a820fb"/>
    </style:style>
    <style:style style:name="T97" style:family="text">
      <style:text-properties officeooo:rsid="05aa540a"/>
    </style:style>
    <style:style style:name="T98" style:family="text">
      <style:text-properties officeooo:rsid="05aa6d35"/>
    </style:style>
    <style:style style:name="T99" style:family="text">
      <style:text-properties officeooo:rsid="05abcd8a"/>
    </style:style>
    <style:style style:name="T100" style:family="text">
      <style:text-properties officeooo:rsid="05acd1d3"/>
    </style:style>
    <style:style style:name="T101" style:family="text">
      <style:text-properties officeooo:rsid="05aeb015"/>
    </style:style>
    <style:style style:name="T102" style:family="text">
      <style:text-properties officeooo:rsid="05b0a83d"/>
    </style:style>
    <style:style style:name="T103" style:family="text">
      <style:text-properties officeooo:rsid="05b561a2"/>
    </style:style>
    <style:style style:name="T104" style:family="text">
      <style:text-properties officeooo:rsid="05b616cb"/>
    </style:style>
    <style:style style:name="T105" style:family="text">
      <style:text-properties officeooo:rsid="05b878cd"/>
    </style:style>
    <style:style style:name="T106" style:family="text">
      <style:text-properties officeooo:rsid="05b95876"/>
    </style:style>
    <style:style style:name="T107" style:family="text">
      <style:text-properties officeooo:rsid="05b9695c"/>
    </style:style>
    <style:style style:name="T108" style:family="text">
      <style:text-properties officeooo:rsid="05ba2d19"/>
    </style:style>
    <style:style style:name="T109" style:family="text">
      <style:text-properties officeooo:rsid="05bc46e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яя работа №<text:span text:style-name="T67">8</text:span></text:p>
      <text:p text:style-name="P1">по дисциплине “Дискретная математика”</text:p>
      <text:p text:style-name="P3">вариант <text:span text:style-name="T37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Тимошкин Роман Вячеславович</text:p>
      <text:p text:style-name="P5">группа P3131</text:p>
      <text:p text:style-name="P5">Преподаватель:</text:p>
      <text:p text:style-name="P5">Поляков Владимир Иванович</text:p>
      <text:p text:style-name="P3"/>
      <text:p text:style-name="P3"/>
      <text:p text:style-name="P3"/>
      <text:p text:style-name="P3">Санкт-Петербург</text:p>
      <text:p text:style-name="P3">2023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</text:p>
          </table:table-cell>
          <table:table-cell table:style-name="Table1.B1" office:value-type="string">
            <text:p text:style-name="P6">B</text:p>
          </table:table-cell>
        </table:table-row>
        <table:table-row table:style-name="Table1.2">
          <table:table-cell table:style-name="Table1.A2" office:value-type="string">
            <text:p text:style-name="P7">5.2</text:p>
          </table:table-cell>
          <table:table-cell table:style-name="Table1.B2" office:value-type="string">
            <text:p text:style-name="P7">0.077</text:p>
          </table:table-cell>
        </table:table-row>
      </table:table>
      <text:p text:style-name="P145"><text:span text:style-name="T2"/></text:p>
      <text:p text:style-name="P146">Деление в формате Ф1</text:p>
      <text:p text:style-name="P148">A = 5.2 = 5.3(3)<text:span text:style-name="T2">16</text:span> = 0.54<text:span text:style-name="T8">16</text:span> * 16<text:span text:style-name="T30">1</text:span></text:p>
      <text:p text:style-name="P150">B = 0.077 = 0.13<text:span text:style-name="T2">16</text:span> <text:span text:style-name="T68">* 16</text:span><text:span text:style-name="T31">0</text:span></text:p>
      <text:p text:style-name="P152">X<text:span text:style-name="T2">C</text:span> = X<text:span text:style-name="T2">A</text:span> – X<text:span text:style-name="T2">B</text:span> + d</text:p>
      <text:p text:style-name="P152">X<text:span text:style-name="T2">C</text:span> = <text:span text:style-name="T107">1</text:span><text:span text:style-name="T69"> – </text:span><text:span text:style-name="T107">0</text:span><text:span text:style-name="T69"> + </text:span><text:span text:style-name="T107">128</text:span><text:span text:style-name="T69"> = </text:span><text:span text:style-name="T107">128</text:span></text:p>
      <text:p text:style-name="P154">P<text:span text:style-name="T2">C</text:span> = 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№ шага</text:p>
          </table:table-cell>
          <table:table-cell table:style-name="Table2.A1" office:value-type="string">
            <text:p text:style-name="P10">Действие</text:p>
          </table:table-cell>
          <table:table-cell table:style-name="Table2.A1" office:value-type="string">
            <text:p text:style-name="P10">Делимое</text:p>
          </table:table-cell>
          <table:table-cell table:style-name="Table2.D1" office:value-type="string">
            <text:p text:style-name="P10">Частное</text:p>
          </table:table-cell>
        </table:table-row>
        <table:table-row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M<text:span text:style-name="T2">A</text:span></text:p>
            <text:p text:style-name="P27">[-M<text:span text:style-name="T2">B</text:span><text:span text:style-name="T29">]</text:span></text:p>
            <text:p text:style-name="P55">R<text:span text:style-name="T2">0</text:span></text:p>
            <text:p text:style-name="P57">M<text:span text:style-name="T2">A</text:span><text:span text:style-name="T29"> → 4</text:span></text:p>
            <text:p text:style-name="P59">[-M<text:span text:style-name="T2">B</text:span><text:span text:style-name="T29">]</text:span></text:p>
            <text:p text:style-name="P60">R<text:span text:style-name="T2">0</text:span></text:p>
          </table:table-cell>
          <table:table-cell table:style-name="Table2.A2" office:value-type="string">
            <text:p text:style-name="P21">0 0 1 0 1 0 1 0 0</text:p>
            <text:p text:style-name="P28">1 1 1 1 0 1 1 0 1</text:p>
            <text:p text:style-name="P28">0 0 1 0 0 0 0 0 1</text:p>
            <text:p text:style-name="P58">0 0 0 0 <text:span text:style-name="T70">0 0 1 0 1</text:span></text:p>
            <text:p text:style-name="P29">1 1 1 1 0 1 1 0 1</text:p>
            <text:p text:style-name="P30"><text:span text:style-name="T38">1</text:span> 1 1 1 1 0 0 1 0</text:p>
          </table:table-cell>
          <table:table-cell table:style-name="Table2.D2" office:value-type="string">
            <text:p text:style-name="P26">0 0 0 0 0 0 0 0</text:p>
            <text:p text:style-name="P26"/>
            <text:p text:style-name="P56">R<text:span text:style-name="T2">0</text:span><text:span text:style-name="T29"> &gt; 0</text:span></text:p>
            <text:p text:style-name="P22">0 1 0 0 <text:span text:style-name="T71">0 0 0 0</text:span></text:p>
            <text:p text:style-name="P56"/>
            <text:p text:style-name="P23">0 1 0 0 <text:span text:style-name="T71">0 0 0 </text:span><text:span text:style-name="T39">0</text:span></text:p>
          </table:table-cell>
        </table:table-row>
        <table:table-row>
          <table:table-cell table:style-name="Table2.A2" office:value-type="string">
            <text:p text:style-name="P61">1</text:p>
          </table:table-cell>
          <table:table-cell table:style-name="Table2.A2" office:value-type="string">
            <text:p text:style-name="P12">← <text:span text:style-name="T72">R</text:span><text:span text:style-name="T9">0</text:span></text:p>
            <text:p text:style-name="P63"><text:span text:style-name="T74">[</text:span>M<text:span text:style-name="T2">B</text:span><text:span text:style-name="T75">]</text:span></text:p>
            <text:p text:style-name="P71">R<text:span text:style-name="T2">1</text:span></text:p>
          </table:table-cell>
          <table:table-cell table:style-name="Table2.A2" office:value-type="string">
            <text:p text:style-name="P30">1 1 1 1 0 0 1 0 <text:span text:style-name="T73">0</text:span></text:p>
            <text:p text:style-name="P101">0 0 0 0 1 0 0 1 1</text:p>
            <text:p text:style-name="P30"><text:span text:style-name="T38">1</text:span> 1 1 1 1 0 1 1 1</text:p>
          </table:table-cell>
          <table:table-cell table:style-name="Table2.D2" office:value-type="string">
            <text:p text:style-name="P24">1 0 0 <text:span text:style-name="T71">0 0 0 </text:span><text:span text:style-name="T58">0 </text:span><text:span text:style-name="T59">0</text:span></text:p>
            <text:p text:style-name="P24"><text:span text:style-name="T59"/></text:p>
            <text:p text:style-name="P25"><text:span text:style-name="T59">1 0 0 </text:span><text:span text:style-name="T58">0 0 0 0 </text:span><text:span text:style-name="T40">0</text:span></text:p>
          </table:table-cell>
        </table:table-row>
        <table:table-row>
          <table:table-cell table:style-name="Table2.A2" office:value-type="string">
            <text:p text:style-name="P61">2</text:p>
          </table:table-cell>
          <table:table-cell table:style-name="Table2.A2" office:value-type="string">
            <text:p text:style-name="P13">← <text:span text:style-name="T72">R</text:span><text:span text:style-name="T10">1</text:span></text:p>
            <text:p text:style-name="P64"><text:span text:style-name="T74">[</text:span>M<text:span text:style-name="T2">B</text:span><text:span text:style-name="T75">]</text:span></text:p>
            <text:p text:style-name="P72">R<text:span text:style-name="T10">2</text:span></text:p>
          </table:table-cell>
          <table:table-cell table:style-name="Table2.A2" office:value-type="string">
            <text:p text:style-name="P31">1 1 1 1 0 1 1 1 <text:span text:style-name="T76">1</text:span></text:p>
            <text:p text:style-name="P102">0 0 0 0 1 0 0 1 1</text:p>
            <text:p text:style-name="P12"><text:span text:style-name="T38">0</text:span> 0 0 0 0 0 0 1 0</text:p>
          </table:table-cell>
          <table:table-cell table:style-name="Table2.D2" office:value-type="string">
            <text:p text:style-name="P106">0 0 0 0 0 0 0 0</text:p>
            <text:p text:style-name="P12"/>
            <text:p text:style-name="P107">0 0 0 0 0 0 0 <text:span text:style-name="T41">1</text:span></text:p>
          </table:table-cell>
        </table:table-row>
        <table:table-row>
          <table:table-cell table:style-name="Table2.A2" office:value-type="string">
            <text:p text:style-name="P109">3</text:p>
          </table:table-cell>
          <table:table-cell table:style-name="Table2.A2" office:value-type="string">
            <text:p text:style-name="P14">← <text:span text:style-name="T72">R</text:span><text:span text:style-name="T11">2</text:span></text:p>
            <text:p text:style-name="P65"><text:span text:style-name="T74">[-</text:span>M<text:span text:style-name="T2">B</text:span><text:span text:style-name="T75">]</text:span></text:p>
            <text:p text:style-name="P73">R<text:span text:style-name="T11">3</text:span></text:p>
          </table:table-cell>
          <table:table-cell table:style-name="Table2.A2" office:value-type="string">
            <text:p text:style-name="P15">0 0 0 0 0 0 1 0 <text:span text:style-name="T78">0</text:span></text:p>
            <text:p text:style-name="P32">1 1 1 1 0 1 1 0 1</text:p>
            <text:p text:style-name="P31"><text:span text:style-name="T38">1</text:span> 1 1 1 1 0 0 0 1</text:p>
          </table:table-cell>
          <table:table-cell table:style-name="Table2.D2" office:value-type="string">
            <text:p text:style-name="P111">0 0 0 0 0 0 <text:span text:style-name="T77">1 </text:span><text:span text:style-name="T78">0</text:span></text:p>
            <text:p text:style-name="P111"/>
            <text:p text:style-name="P112">0 0 0 0 0 0 <text:span text:style-name="T77">1 </text:span><text:span text:style-name="T42">0</text:span></text:p>
          </table:table-cell>
        </table:table-row>
        <table:table-row>
          <table:table-cell table:style-name="Table2.A2" office:value-type="string">
            <text:p text:style-name="P130">4</text:p>
          </table:table-cell>
          <table:table-cell table:style-name="Table2.A2" office:value-type="string">
            <text:p text:style-name="P16">← <text:span text:style-name="T72">R</text:span><text:span text:style-name="T12">3</text:span></text:p>
            <text:p text:style-name="P66"><text:span text:style-name="T74">[</text:span>M<text:span text:style-name="T2">B</text:span><text:span text:style-name="T75">]</text:span></text:p>
            <text:p text:style-name="P74">R<text:span text:style-name="T12">4</text:span></text:p>
          </table:table-cell>
          <table:table-cell table:style-name="Table2.A2" office:value-type="string">
            <text:p text:style-name="P33">1 1 1 1 0 0 0 1 <text:span text:style-name="T79">0</text:span></text:p>
            <text:p text:style-name="P103">0 0 0 0 1 0 0 1 1</text:p>
            <text:p text:style-name="P33"><text:span text:style-name="T38">1</text:span> 1 1 1 1 0 1 0 1</text:p>
          </table:table-cell>
          <table:table-cell table:style-name="Table2.D2" office:value-type="string">
            <text:p text:style-name="P113">0 0 0 0 0 <text:span text:style-name="T77">1 </text:span><text:span text:style-name="T78">0 </text:span><text:span text:style-name="T79">0</text:span></text:p>
            <text:p text:style-name="P113"/>
            <text:p text:style-name="P114">0 0 0 0 0 <text:span text:style-name="T77">1 </text:span><text:span text:style-name="T78">0 </text:span><text:span text:style-name="T43">0</text:span></text:p>
          </table:table-cell>
        </table:table-row>
        <table:table-row>
          <table:table-cell table:style-name="Table2.A2" office:value-type="string">
            <text:p text:style-name="P132">5</text:p>
          </table:table-cell>
          <table:table-cell table:style-name="Table2.A2" office:value-type="string">
            <text:p text:style-name="P17">← <text:span text:style-name="T72">R</text:span><text:span text:style-name="T13">4</text:span></text:p>
            <text:p text:style-name="P67"><text:span text:style-name="T74">[</text:span>M<text:span text:style-name="T2">B</text:span><text:span text:style-name="T75">]</text:span></text:p>
            <text:p text:style-name="P75">R<text:span text:style-name="T13">5</text:span></text:p>
          </table:table-cell>
          <table:table-cell table:style-name="Table2.A2" office:value-type="string">
            <text:p text:style-name="P34">1 1 1 1 0 1 0 1 <text:span text:style-name="T80">0</text:span></text:p>
            <text:p text:style-name="P104">0 0 0 0 1 0 0 1 1</text:p>
            <text:p text:style-name="P34"><text:span text:style-name="T38">1</text:span> 1 1 1 1 1 1 0 1</text:p>
          </table:table-cell>
          <table:table-cell table:style-name="Table2.D2" office:value-type="string">
            <text:p text:style-name="P115">0 0 0 0 <text:span text:style-name="T77">1 </text:span><text:span text:style-name="T78">0 </text:span><text:span text:style-name="T79">0 </text:span><text:span text:style-name="T80">0</text:span></text:p>
            <text:p text:style-name="P115"/>
            <text:p text:style-name="P116">0 0 0 0 <text:span text:style-name="T77">1 </text:span><text:span text:style-name="T78">0 </text:span><text:span text:style-name="T79">0 </text:span><text:span text:style-name="T44">0</text:span></text:p>
          </table:table-cell>
        </table:table-row>
        <table:table-row>
          <table:table-cell table:style-name="Table2.A2" office:value-type="string">
            <text:p text:style-name="P134">6</text:p>
          </table:table-cell>
          <table:table-cell table:style-name="Table2.A2" office:value-type="string">
            <text:p text:style-name="P18">← <text:span text:style-name="T72">R</text:span><text:span text:style-name="T14">5</text:span></text:p>
            <text:p text:style-name="P68"><text:span text:style-name="T74">[</text:span>M<text:span text:style-name="T2">B</text:span><text:span text:style-name="T75">]</text:span></text:p>
            <text:p text:style-name="P76">R<text:span text:style-name="T14">6</text:span></text:p>
          </table:table-cell>
          <table:table-cell table:style-name="Table2.A2" office:value-type="string">
            <text:p text:style-name="P35">1 1 1 1 1 1 0 1 <text:span text:style-name="T81">0</text:span></text:p>
            <text:p text:style-name="P105">0 0 0 0 1 0 0 1 1</text:p>
            <text:p text:style-name="P35"><text:span text:style-name="T38">0</text:span> 0 0 0 0 1 1 0 1</text:p>
          </table:table-cell>
          <table:table-cell table:style-name="Table2.D2" office:value-type="string">
            <text:p text:style-name="P117">0 0 0 <text:span text:style-name="T77">1 </text:span><text:span text:style-name="T78">0 </text:span><text:span text:style-name="T79">0 </text:span><text:span text:style-name="T80">0 </text:span><text:span text:style-name="T81">0</text:span></text:p>
            <text:p text:style-name="P115"/>
            <text:p text:style-name="P118">0 0 0 <text:span text:style-name="T77">1 </text:span><text:span text:style-name="T78">0 </text:span><text:span text:style-name="T79">0 </text:span><text:span text:style-name="T80">0 </text:span><text:span text:style-name="T45">1</text:span></text:p>
          </table:table-cell>
        </table:table-row>
        <table:table-row>
          <table:table-cell table:style-name="Table2.A2" office:value-type="string">
            <text:p text:style-name="P134">7</text:p>
          </table:table-cell>
          <table:table-cell table:style-name="Table2.A2" office:value-type="string">
            <text:p text:style-name="P19">← <text:span text:style-name="T72">R</text:span><text:span text:style-name="T15">6</text:span></text:p>
            <text:p text:style-name="P69"><text:span text:style-name="T74">[-</text:span>M<text:span text:style-name="T2">B</text:span><text:span text:style-name="T75">]</text:span></text:p>
            <text:p text:style-name="P77">R<text:span text:style-name="T15">7</text:span></text:p>
          </table:table-cell>
          <table:table-cell table:style-name="Table2.A2" office:value-type="string">
            <text:p text:style-name="P36">0 0 0 0 1 1 0 1 <text:span text:style-name="T82">0</text:span></text:p>
            <text:p text:style-name="P37">1 1 1 1 0 1 1 0 1</text:p>
            <text:p text:style-name="P36"><text:span text:style-name="T38">0</text:span> 0 0 0 0 0 1 1 1</text:p>
          </table:table-cell>
          <table:table-cell table:style-name="Table2.D2" office:value-type="string">
            <text:p text:style-name="P119">0 0 <text:span text:style-name="T77">1 </text:span><text:span text:style-name="T78">0 </text:span><text:span text:style-name="T79">0 </text:span><text:span text:style-name="T80">0 </text:span><text:span text:style-name="T82">1 0</text:span></text:p>
            <text:p text:style-name="P119"/>
            <text:p text:style-name="P120">0 0 <text:span text:style-name="T77">1 </text:span><text:span text:style-name="T78">0 </text:span><text:span text:style-name="T79">0 </text:span><text:span text:style-name="T80">0 </text:span><text:span text:style-name="T82">1 </text:span><text:span text:style-name="T46">1</text:span></text:p>
          </table:table-cell>
        </table:table-row>
        <table:table-row>
          <table:table-cell table:style-name="Table2.A2" office:value-type="string">
            <text:p text:style-name="P134">8</text:p>
          </table:table-cell>
          <table:table-cell table:style-name="Table2.A2" office:value-type="string">
            <text:p text:style-name="P20">← <text:span text:style-name="T72">R</text:span><text:span text:style-name="T16">7</text:span></text:p>
            <text:p text:style-name="P70"><text:span text:style-name="T74">[-</text:span>M<text:span text:style-name="T2">B</text:span><text:span text:style-name="T75">]</text:span></text:p>
            <text:p text:style-name="P78">R<text:span text:style-name="T16">8</text:span></text:p>
          </table:table-cell>
          <table:table-cell table:style-name="Table2.A2" office:value-type="string">
            <text:p text:style-name="P38">0 0 0 0 0 1 1 1 <text:span text:style-name="T83">0</text:span></text:p>
            <text:p text:style-name="P39">1 1 1 1 0 1 1 0 1</text:p>
            <text:p text:style-name="P38"><text:span text:style-name="T38">1</text:span> 1 1 1 1 1 0 1 1</text:p>
          </table:table-cell>
          <table:table-cell table:style-name="Table2.D2" office:value-type="string">
            <text:p text:style-name="P121">0 <text:span text:style-name="T77">1 </text:span><text:span text:style-name="T78">0 </text:span><text:span text:style-name="T79">0 </text:span><text:span text:style-name="T80">0 </text:span><text:span text:style-name="T82">1 </text:span><text:span text:style-name="T83">1 0</text:span></text:p>
            <text:p text:style-name="P121"/>
            <text:p text:style-name="P122">0 <text:span text:style-name="T77">1 </text:span><text:span text:style-name="T78">0 </text:span><text:span text:style-name="T79">0 </text:span><text:span text:style-name="T80">0 </text:span><text:span text:style-name="T82">1 </text:span><text:span text:style-name="T83">1 </text:span><text:span text:style-name="T47">0</text:span></text:p>
          </table:table-cell>
        </table:table-row>
      </table:table>
      <text:p text:style-name="P154"/>
      <text:p text:style-name="P154"/>
      <text:p text:style-name="P157"><text:soft-page-break/>C<text:span text:style-name="T30">*</text:span> = 0.46<text:span text:style-name="T2">16</text:span> <text:span text:style-name="T84">* 16</text:span><text:span text:style-name="T32">2</text:span><text:span text:style-name="T84"> = 46</text:span><text:span text:style-name="T17">16</text:span><text:span text:style-name="T84"> = 70</text:span></text:p>
      <text:p text:style-name="P157">Δ<text:span text:style-name="T84">C = C</text:span><text:span text:style-name="T17">T</text:span><text:span text:style-name="T84"> – C</text:span><text:span text:style-name="T32">*</text:span><text:span text:style-name="T84"> = 67.53 – 70 = -2.4</text:span><text:span text:style-name="T85">7</text:span></text:p>
      <text:p text:style-name="P157">δ<text:span text:style-name="T86">C = </text:span><text:span text:style-name="T86"><draw:frame draw:style-name="fr1" draw:name="Object1" text:anchor-type="as-char" svg:y="-0.2445in" svg:width="2.411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59">Погрешность вызвана неточным представлением операндов.</text:p>
      <text:p text:style-name="P155"><text:span text:style-name="T30"/></text:p>
      <text:p text:style-name="P147">Деление в формате Ф2</text:p>
      <text:p text:style-name="P149">A = 5.2 = 101.00110<text:span text:style-name="T27">2</text:span> = 0.<text:span text:style-name="T103">10100110</text:span><text:span text:style-name="T8">16</text:span> * <text:span text:style-name="T103">2</text:span><text:span text:style-name="T34">3</text:span></text:p>
      <text:p text:style-name="P151">B = 0.077 = <text:span text:style-name="T68">0.0001001110</text:span><text:span text:style-name="T104">1</text:span><text:span text:style-name="T28">2</text:span><text:span text:style-name="T104"> = 0.10011101 * 2</text:span><text:span text:style-name="T35">-</text:span><text:span text:style-name="T36">3</text:span></text:p>
      <text:p text:style-name="P153">X<text:span text:style-name="T2">C</text:span> = X<text:span text:style-name="T2">A</text:span> – X<text:span text:style-name="T2">B</text:span> + d</text:p>
      <text:p text:style-name="P153">X<text:span text:style-name="T2">C</text:span> = <text:span text:style-name="T105">3</text:span><text:span text:style-name="T69"> – </text:span><text:span text:style-name="T105">(-3)</text:span><text:span text:style-name="T69"> + </text:span><text:span text:style-name="T105">128</text:span><text:span text:style-name="T69"> = </text:span><text:span text:style-name="T105">134</text:span></text:p>
      <text:p text:style-name="P156">P<text:span text:style-name="T2">C</text:span> = <text:span text:style-name="T105">6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№ шага</text:p>
          </table:table-cell>
          <table:table-cell table:style-name="Table3.A1" office:value-type="string">
            <text:p text:style-name="P11">Действие</text:p>
          </table:table-cell>
          <table:table-cell table:style-name="Table3.A1" office:value-type="string">
            <text:p text:style-name="P11">Делимое</text:p>
          </table:table-cell>
          <table:table-cell table:style-name="Table3.D1" office:value-type="string">
            <text:p text:style-name="P11">Частное</text:p>
          </table:table-cell>
        </table:table-row>
        <table:table-row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79">M<text:span text:style-name="T2">A</text:span></text:p>
            <text:p text:style-name="P79">[-M<text:span text:style-name="T2">B</text:span>]</text:p>
            <text:p text:style-name="P79">R<text:span text:style-name="T2">0</text:span></text:p>
          </table:table-cell>
          <table:table-cell table:style-name="Table3.A2" office:value-type="string">
            <text:p text:style-name="P136">0 <text:span text:style-name="T87">1 0 1 0 0 1 1 0</text:span></text:p>
            <text:p text:style-name="P40"><text:span text:style-name="T88">1</text:span> <text:span text:style-name="T88">0</text:span> <text:span text:style-name="T88">1</text:span> <text:span text:style-name="T88">1</text:span> <text:span text:style-name="T88">0</text:span> <text:span text:style-name="T88">0</text:span> <text:span text:style-name="T88">0</text:span> <text:span text:style-name="T88">1</text:span> 1</text:p>
            <text:p text:style-name="P40"><text:span text:style-name="T38">0</text:span> 0 0 0 0 1 0 0 1</text:p>
          </table:table-cell>
          <table:table-cell table:style-name="Table3.D2" office:value-type="string">
            <text:p text:style-name="P123">0 0 0 0 0 0 0 0</text:p>
            <text:p text:style-name="P123"/>
            <text:p text:style-name="P124">0 0 0 0 0 0 0 <text:span text:style-name="T48">1</text:span></text:p>
          </table:table-cell>
        </table:table-row>
        <table:table-row>
          <table:table-cell table:style-name="Table3.A2" office:value-type="string">
            <text:p text:style-name="P62">1</text:p>
          </table:table-cell>
          <table:table-cell table:style-name="Table3.A2" office:value-type="string">
            <text:p text:style-name="P87">← <text:span text:style-name="T90">R</text:span><text:span text:style-name="T18">0</text:span></text:p>
            <text:p text:style-name="P80">[-M<text:span text:style-name="T2">B</text:span>]</text:p>
            <text:p text:style-name="P94"><text:span text:style-name="T56">R</text:span><text:span text:style-name="T3">1</text:span></text:p>
          </table:table-cell>
          <table:table-cell table:style-name="Table3.A2" office:value-type="string">
            <text:p text:style-name="P41">0 0 0 0 1 0 0 1 <text:span text:style-name="T91">0</text:span></text:p>
            <text:p text:style-name="P42"><text:span text:style-name="T88">1</text:span> <text:span text:style-name="T88">0</text:span> <text:span text:style-name="T88">1</text:span> <text:span text:style-name="T88">1</text:span> <text:span text:style-name="T88">0</text:span> <text:span text:style-name="T88">0</text:span> <text:span text:style-name="T88">0</text:span> <text:span text:style-name="T88">1</text:span> 1</text:p>
            <text:p text:style-name="P40"><text:span text:style-name="T38">1</text:span> 0 1 1 1 0 1 0 1</text:p>
          </table:table-cell>
          <table:table-cell table:style-name="Table3.D2" office:value-type="string">
            <text:p text:style-name="P137"><text:span text:style-name="T59">0 0 0 0 0 0 </text:span><text:span text:style-name="T60">1 </text:span><text:span text:style-name="T61">0</text:span></text:p>
            <text:p text:style-name="P144"><text:span text:style-name="T40"/></text:p>
            <text:p text:style-name="P138"><text:span text:style-name="T59">0 0 0 0 0 0 </text:span><text:span text:style-name="T60">1 </text:span><text:span text:style-name="T49">0</text:span></text:p>
          </table:table-cell>
        </table:table-row>
        <table:table-row>
          <table:table-cell table:style-name="Table3.A2" office:value-type="string">
            <text:p text:style-name="P62">2</text:p>
          </table:table-cell>
          <table:table-cell table:style-name="Table3.A2" office:value-type="string">
            <text:p text:style-name="P88">← <text:span text:style-name="T90">R</text:span><text:span text:style-name="T19">1</text:span></text:p>
            <text:p text:style-name="P81">[M<text:span text:style-name="T2">B</text:span>]</text:p>
            <text:p text:style-name="P97"><text:span text:style-name="T62">R</text:span><text:span text:style-name="T3">2</text:span></text:p>
          </table:table-cell>
          <table:table-cell table:style-name="Table3.A2" office:value-type="string">
            <text:p text:style-name="P43">0 1 1 1 0 1 0 1 <text:span text:style-name="T92">0</text:span></text:p>
            <text:p text:style-name="P44"><text:span text:style-name="T93">0</text:span> <text:span text:style-name="T93">1</text:span> <text:span text:style-name="T93">0</text:span> <text:span text:style-name="T93">0</text:span> <text:span text:style-name="T93">1</text:span> <text:span text:style-name="T93">1</text:span> <text:span text:style-name="T93">1</text:span> <text:span text:style-name="T93">0</text:span> <text:span text:style-name="T93">1</text:span></text:p>
            <text:p text:style-name="P43"><text:span text:style-name="T38">1</text:span> 1 0 0 0 0 1 1 1</text:p>
          </table:table-cell>
          <table:table-cell table:style-name="Table3.D2" office:value-type="string">
            <text:p text:style-name="P139"><text:span text:style-name="T59">0 0 0 0 0 </text:span><text:span text:style-name="T60">1 </text:span><text:span text:style-name="T63">0 0</text:span></text:p>
            <text:p text:style-name="P108"><text:span text:style-name="T41"/></text:p>
            <text:p text:style-name="P140"><text:span text:style-name="T59">0 0 0 0 0 </text:span><text:span text:style-name="T60">1 </text:span><text:span text:style-name="T63">0 </text:span><text:span text:style-name="T50">0</text:span></text:p>
          </table:table-cell>
        </table:table-row>
        <table:table-row>
          <table:table-cell table:style-name="Table3.A2" office:value-type="string">
            <text:p text:style-name="P110">3</text:p>
          </table:table-cell>
          <table:table-cell table:style-name="Table3.A2" office:value-type="string">
            <text:p text:style-name="P89">← <text:span text:style-name="T90">R</text:span><text:span text:style-name="T20">2</text:span></text:p>
            <text:p text:style-name="P82">[M<text:span text:style-name="T2">B</text:span>]</text:p>
            <text:p text:style-name="P98"><text:span text:style-name="T62">R</text:span><text:span text:style-name="T3">3</text:span></text:p>
          </table:table-cell>
          <table:table-cell table:style-name="Table3.A2" office:value-type="string">
            <text:p text:style-name="P45">1 0 0 0 0 1 1 1 <text:span text:style-name="T94">0</text:span></text:p>
            <text:p text:style-name="P46"><text:span text:style-name="T93">0</text:span> <text:span text:style-name="T93">1</text:span> <text:span text:style-name="T93">0</text:span> <text:span text:style-name="T93">0</text:span> <text:span text:style-name="T93">1</text:span> <text:span text:style-name="T93">1</text:span> <text:span text:style-name="T93">1</text:span> <text:span text:style-name="T93">0</text:span> <text:span text:style-name="T93">1</text:span></text:p>
            <text:p text:style-name="P45"><text:span text:style-name="T38">1</text:span> 1 0 1 0 1 0 1 1</text:p>
          </table:table-cell>
          <table:table-cell table:style-name="Table3.D2" office:value-type="string">
            <text:p text:style-name="P140"><text:span text:style-name="T73">0 0 0 0 </text:span><text:span text:style-name="T89">1 </text:span><text:span text:style-name="T92">0 </text:span><text:span text:style-name="T63">0 </text:span><text:span text:style-name="T64">0</text:span></text:p>
            <text:p text:style-name="P140"><text:span text:style-name="T64"/></text:p>
            <text:p text:style-name="P141"><text:span text:style-name="T59">0 0 0 0 </text:span><text:span text:style-name="T60">1 </text:span><text:span text:style-name="T63">0 0 </text:span><text:span text:style-name="T51">0</text:span></text:p>
          </table:table-cell>
        </table:table-row>
        <table:table-row>
          <table:table-cell table:style-name="Table3.A2" office:value-type="string">
            <text:p text:style-name="P131">4</text:p>
          </table:table-cell>
          <table:table-cell table:style-name="Table3.A2" office:value-type="string">
            <text:p text:style-name="P90">← <text:span text:style-name="T90">R</text:span><text:span text:style-name="T21">3</text:span></text:p>
            <text:p text:style-name="P83">[M<text:span text:style-name="T2">B</text:span>]</text:p>
            <text:p text:style-name="P99"><text:span text:style-name="T62">R</text:span><text:span text:style-name="T4">4</text:span></text:p>
          </table:table-cell>
          <table:table-cell table:style-name="Table3.A2" office:value-type="string">
            <text:p text:style-name="P47">1 0 1 0 1 0 1 1 <text:span text:style-name="T95">0</text:span></text:p>
            <text:p text:style-name="P48"><text:span text:style-name="T93">0</text:span> <text:span text:style-name="T93">1</text:span> <text:span text:style-name="T93">0</text:span> <text:span text:style-name="T93">0</text:span> <text:span text:style-name="T93">1</text:span> <text:span text:style-name="T93">1</text:span> <text:span text:style-name="T93">1</text:span> <text:span text:style-name="T93">0</text:span> <text:span text:style-name="T93">1</text:span></text:p>
            <text:p text:style-name="P47"><text:span text:style-name="T38">1</text:span> 1 1 1 1 0 0 1 1</text:p>
          </table:table-cell>
          <table:table-cell table:style-name="Table3.D2" office:value-type="string">
            <text:p text:style-name="P142"><text:span text:style-name="T73">0 0 0 </text:span><text:span text:style-name="T89">1 </text:span><text:span text:style-name="T92">0 0 </text:span><text:span text:style-name="T64">0 </text:span><text:span text:style-name="T65">0</text:span></text:p>
            <text:p text:style-name="P142"><text:span text:style-name="T65"/></text:p>
            <text:p text:style-name="P143"><text:span text:style-name="T59">0 0 0 </text:span><text:span text:style-name="T60">1 </text:span><text:span text:style-name="T63">0 0 </text:span><text:span text:style-name="T64">0 </text:span><text:span text:style-name="T52">0</text:span></text:p>
          </table:table-cell>
        </table:table-row>
        <table:table-row>
          <table:table-cell table:style-name="Table3.A2" office:value-type="string">
            <text:p text:style-name="P133">5</text:p>
          </table:table-cell>
          <table:table-cell table:style-name="Table3.A2" office:value-type="string">
            <text:p text:style-name="P91">← <text:span text:style-name="T90">R</text:span><text:span text:style-name="T22">4</text:span></text:p>
            <text:p text:style-name="P84">[M<text:span text:style-name="T2">B</text:span>]</text:p>
            <text:p text:style-name="P100"><text:span text:style-name="T62">R</text:span><text:span text:style-name="T5">5</text:span></text:p>
          </table:table-cell>
          <table:table-cell table:style-name="Table3.A2" office:value-type="string">
            <text:p text:style-name="P49">1 1 1 1 0 0 1 1 <text:span text:style-name="T96">0</text:span></text:p>
            <text:p text:style-name="P50"><text:span text:style-name="T93">0</text:span> <text:span text:style-name="T93">1</text:span> <text:span text:style-name="T93">0</text:span> <text:span text:style-name="T93">0</text:span> <text:span text:style-name="T93">1</text:span> <text:span text:style-name="T93">1</text:span> <text:span text:style-name="T93">1</text:span> <text:span text:style-name="T93">0</text:span> <text:span text:style-name="T93">1</text:span></text:p>
            <text:p text:style-name="P49"><text:span text:style-name="T38">0</text:span> 1 0 0 0 0 0 1 1</text:p>
          </table:table-cell>
          <table:table-cell table:style-name="Table3.D2" office:value-type="string">
            <text:p text:style-name="P125"><text:span text:style-name="T80">0</text:span><text:span text:style-name="T73"> 0 </text:span><text:span text:style-name="T89">1 </text:span><text:span text:style-name="T92">0 0 </text:span><text:span text:style-name="T94">0 </text:span><text:span text:style-name="T95">0 </text:span>0</text:p>
            <text:p text:style-name="P125"/>
            <text:p text:style-name="P126"><text:span text:style-name="T80">0</text:span><text:span text:style-name="T73"> 0 </text:span><text:span text:style-name="T89">1 </text:span><text:span text:style-name="T92">0 0 </text:span><text:span text:style-name="T94">0 </text:span><text:span text:style-name="T95">0 </text:span><text:span text:style-name="T53">1</text:span></text:p>
          </table:table-cell>
        </table:table-row>
        <table:table-row>
          <table:table-cell table:style-name="Table3.A2" office:value-type="string">
            <text:p text:style-name="P135">6</text:p>
          </table:table-cell>
          <table:table-cell table:style-name="Table3.A2" office:value-type="string">
            <text:p text:style-name="P92">← <text:span text:style-name="T90">R</text:span><text:span text:style-name="T23">5</text:span></text:p>
            <text:p text:style-name="P85">[-M<text:span text:style-name="T2">B</text:span>]</text:p>
            <text:p text:style-name="P95"><text:span text:style-name="T66">R</text:span><text:span text:style-name="T6">6</text:span></text:p>
          </table:table-cell>
          <table:table-cell table:style-name="Table3.A2" office:value-type="string">
            <text:p text:style-name="P51">1 0 0 0 0 0 1 1 <text:span text:style-name="T98">0</text:span></text:p>
            <text:p text:style-name="P52"><text:span text:style-name="T88">1</text:span> <text:span text:style-name="T88">0</text:span> <text:span text:style-name="T88">1</text:span> <text:span text:style-name="T88">1</text:span> <text:span text:style-name="T88">0</text:span> <text:span text:style-name="T88">0</text:span> <text:span text:style-name="T88">0</text:span> <text:span text:style-name="T88">1</text:span> 1</text:p>
            <text:p text:style-name="P51"><text:span text:style-name="T38">0</text:span> 0 1 1 0 1 0 0 1</text:p>
          </table:table-cell>
          <table:table-cell table:style-name="Table3.D2" office:value-type="string">
            <text:p text:style-name="P127"><text:span text:style-name="T73">0 </text:span><text:span text:style-name="T89">1 </text:span><text:span text:style-name="T92">0 0 </text:span><text:span text:style-name="T94">0 </text:span><text:span text:style-name="T95">0 </text:span><text:span text:style-name="T97">1 </text:span><text:span text:style-name="T98">0</text:span></text:p>
            <text:p text:style-name="P127"/>
            <text:p text:style-name="P128"><text:span text:style-name="T73">0 </text:span><text:span text:style-name="T89">1 </text:span><text:span text:style-name="T92">0 0 </text:span><text:span text:style-name="T94">0 </text:span><text:span text:style-name="T95">0 </text:span><text:span text:style-name="T97">1 </text:span><text:span text:style-name="T54">1</text:span></text:p>
          </table:table-cell>
        </table:table-row>
        <table:table-row>
          <table:table-cell table:style-name="Table3.A2" office:value-type="string">
            <text:p text:style-name="P135">7</text:p>
          </table:table-cell>
          <table:table-cell table:style-name="Table3.A2" office:value-type="string">
            <text:p text:style-name="P93">← <text:span text:style-name="T90">R</text:span><text:span text:style-name="T24">6</text:span></text:p>
            <text:p text:style-name="P86">[-M<text:span text:style-name="T2">B</text:span>]</text:p>
            <text:p text:style-name="P96"><text:span text:style-name="T66">R</text:span><text:span text:style-name="T7">7</text:span></text:p>
          </table:table-cell>
          <table:table-cell table:style-name="Table3.A2" office:value-type="string">
            <text:p text:style-name="P53">0 1 1 0 1 0 0 1 <text:span text:style-name="T100">0</text:span></text:p>
            <text:p text:style-name="P54"><text:span text:style-name="T88">1</text:span> <text:span text:style-name="T88">0</text:span> <text:span text:style-name="T88">1</text:span> <text:span text:style-name="T88">1</text:span> <text:span text:style-name="T88">0</text:span> <text:span text:style-name="T88">0</text:span> <text:span text:style-name="T88">0</text:span> <text:span text:style-name="T88">1</text:span> 1</text:p>
            <text:p text:style-name="P53"><text:span text:style-name="T38">0</text:span> 0 0 1 1 0 1 0 1</text:p>
          </table:table-cell>
          <table:table-cell table:style-name="Table3.D2" office:value-type="string">
            <text:p text:style-name="P128"><text:span text:style-name="T89">1 </text:span><text:span text:style-name="T92">0 0 </text:span><text:span text:style-name="T94">0 </text:span><text:span text:style-name="T95">0 </text:span><text:span text:style-name="T97">1 </text:span><text:span text:style-name="T99">1 </text:span><text:span text:style-name="T100">0</text:span></text:p>
            <text:p text:style-name="P128"/>
            <text:p text:style-name="P129"><text:span text:style-name="T89">1 </text:span><text:span text:style-name="T92">0 0 </text:span><text:span text:style-name="T94">0 </text:span><text:span text:style-name="T95">0 </text:span><text:span text:style-name="T97">1 </text:span><text:span text:style-name="T99">1 </text:span><text:span text:style-name="T55">1</text:span></text:p>
          </table:table-cell>
        </table:table-row>
      </table:table>
      <text:p text:style-name="P158"/>
      <text:p text:style-name="P158">C<text:span text:style-name="T30">*</text:span> = <text:span text:style-name="T101">0.10000111</text:span><text:span text:style-name="T25">2</text:span><text:span text:style-name="T101"> * 2</text:span><text:span text:style-name="T33">7</text:span><text:span text:style-name="T101"> = 10000</text:span><text:span text:style-name="T102">1</text:span><text:span text:style-name="T101">1.1</text:span><text:span text:style-name="T26">2</text:span><text:span text:style-name="T102"> = </text:span><text:span text:style-name="T106">67.5</text:span></text:p>
      <text:p text:style-name="P158">Δ<text:span text:style-name="T84">C = C</text:span><text:span text:style-name="T17">T</text:span><text:span text:style-name="T84"> – C</text:span><text:span text:style-name="T32">*</text:span><text:span text:style-name="T84"> = 67.53 – </text:span><text:span text:style-name="T108">67.5</text:span><text:span text:style-name="T84"> = </text:span><text:span text:style-name="T108">0.03</text:span></text:p>
      <text:p text:style-name="P158"><text:soft-page-break/>δ<text:span text:style-name="T86">C = </text:span><text:span text:style-name="T86"><draw:frame draw:style-name="fr1" draw:name="Object2" text:anchor-type="as-char" svg:y="-0.2445in" svg:width="2.5in" svg:height="0.418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60">Погрешность вызвана неточным представлением операндов <text:s/><text:span text:style-name="T109">и она меньше, чем при делении в формате Ф1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1-15T13:29:40.455414269</dc:date>
    <meta:editing-duration>PT17H34M16S</meta:editing-duration>
    <meta:editing-cycles>1397</meta:editing-cycles>
    <meta:generator>LibreOffice/7.4.7.2$Linux_X86_64 LibreOffice_project/40$Build-2</meta:generator>
    <meta:document-statistic meta:table-count="3" meta:image-count="0" meta:object-count="2" meta:page-count="4" meta:paragraph-count="205" meta:word-count="1038" meta:character-count="2582" meta:non-whitespace-character-count="1738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true">|</mo>
          <mrow>
            <mfrac>
              <mi mathvariant="italic">ΔC</mi>
              <msub>
                <mi>C</mi>
                <mi>T</mi>
              </msub>
            </mfrac>
          </mrow>
          <mo fence="true" form="postfix" stretchy="true">|</mo>
        </mrow>
        <mo stretchy="false">⋅</mo>
        <mn>100</mn>
      </mrow>
      <mrow>
        <mtext>%</mtext>
        <mo stretchy="false">=</mo>
        <mrow>
          <mfrac>
            <mn>2.47</mn>
            <mn>67.53</mn>
          </mfrac>
          <mo stretchy="false">⋅</mo>
          <mn>100</mn>
        </mrow>
      </mrow>
      <mrow>
        <mtext>%</mtext>
        <mo stretchy="false">=</mo>
        <mn>3.65</mn>
      </mrow>
      <mtext>%</mtext>
    </mrow>
    <annotation encoding="StarMath 5.0">abs { { ΔC } over { C_T } } cdot 100% = { 2.47 } over { 67.53 } cdot 100% = 3.65%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true">|</mo>
          <mrow>
            <mfrac>
              <mi mathvariant="italic">ΔC</mi>
              <msub>
                <mi>C</mi>
                <mi>T</mi>
              </msub>
            </mfrac>
          </mrow>
          <mo fence="true" form="postfix" stretchy="true">|</mo>
        </mrow>
        <mo stretchy="false">⋅</mo>
        <mn>100</mn>
      </mrow>
      <mrow>
        <mtext>%</mtext>
        <mo stretchy="false">=</mo>
        <mrow>
          <mfrac>
            <mn>0.03</mn>
            <mn>67.53</mn>
          </mfrac>
          <mo stretchy="false">⋅</mo>
          <mn>100</mn>
        </mrow>
      </mrow>
      <mrow>
        <mtext>%</mtext>
        <mo stretchy="false">=</mo>
        <mn>0.044</mn>
      </mrow>
      <mtext>%</mtext>
    </mrow>
    <annotation encoding="StarMath 5.0">abs { { ΔC } over { C_T } } cdot 100% = { 0.03 } over { 67.53 } cdot 100% = 0.044%</annotation>
  </semantics>
</math>
</file>